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5.168cm" fo:margin-left="1.307cm" fo:break-before="page" table:align="left" style:writing-mode="lr-tb"/>
    </style:style>
    <style:style style:name="Таблица1.A" style:family="table-column">
      <style:table-column-properties style:column-width="2.184cm"/>
    </style:style>
    <style:style style:name="Таблица1.B" style:family="table-column">
      <style:table-column-properties style:column-width="1.905cm"/>
    </style:style>
    <style:style style:name="Таблица1.C" style:family="table-column">
      <style:table-column-properties style:column-width="8.364cm"/>
    </style:style>
    <style:style style:name="Таблица1.D" style:family="table-column">
      <style:table-column-properties style:column-width="2.715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background-color="#f3f3f3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1.D1" style:family="table-cell">
      <style:table-cell-properties style:vertical-align="top" fo:background-color="#f3f3f3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3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6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6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7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7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8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8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8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9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9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9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9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10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10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10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10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11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11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11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1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1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1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1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left="1.25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ru" fo:country="RU" fo:font-weight="normal" style:font-weight-asian="normal" style:font-weight-complex="normal"/>
    </style:style>
    <style:style style:name="P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ru" fo:country="RU" fo:font-weight="normal" fo:background-color="transparent" style:font-weight-asian="normal" style:font-weight-complex="normal"/>
    </style:style>
    <style:style style:name="P4" style:family="paragraph" style:parent-style-name="Standard"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00%" fo:orphans="2" fo:widows="2" fo:hyphenation-ladder-count="no-limit" style:text-autospace="none" style:snap-to-layout-grid="false"/>
      <style:text-properties style:font-name="Verdana" fo:font-size="8pt" fo:language="ru" fo:country="RU" fo:font-weight="normal" style:font-name-asian="Calibri" style:font-size-asian="8pt" style:language-asian="ru" style:country-asian="RU" style:font-weight-asian="normal" style:font-name-complex="Arial" style:font-size-complex="8pt" style:font-weight-complex="normal" fo:hyphenate="true" fo:hyphenation-remain-char-count="2" fo:hyphenation-push-char-count="2"/>
    </style:style>
    <style:style style:name="P7" style:family="paragraph" style:parent-style-name="Standard">
      <style:text-properties fo:language="en" fo:country="US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padding="0.049cm" fo:border="0.06pt solid #000000" style:join-border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margin-top="0cm" fo:margin-bottom="0cm" style:contextual-spacing="false" fo:padding="0.049cm" fo:border="0.06pt solid #000000" style:join-border="tru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margin-top="0cm" fo:margin-bottom="0cm" style:contextual-spacing="false" fo:padding="0.049cm" fo:border="0.06pt solid #000000" style:join-border="true"/>
      <style:text-properties fo:language="en" fo:country="US" fo:font-style="italic" style:font-style-asian="italic" style:font-style-complex="italic"/>
    </style:style>
    <style:style style:name="P11" style:family="paragraph" style:parent-style-name="Standard">
      <style:paragraph-properties fo:margin-top="0cm" fo:margin-bottom="0cm" style:contextual-spacing="false" fo:padding="0.049cm" fo:border="0.06pt solid #000000" style:join-border="tru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margin-top="0cm" fo:margin-bottom="0cm" style:contextual-spacing="false" fo:padding="0.049cm" fo:border="0.06pt solid #000000" style:shadow="none" style:join-border="tru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language="ru" fo:country="RU"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top="0cm" fo:margin-bottom="0cm" style:contextual-spacing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 fo:background-color="transparent" fo:padding="0cm" fo:border="none" style:shadow="none">
        <style:tab-stops/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margin-top="0cm" fo:margin-bottom="0cm" style:contextual-spacing="false" fo:background-color="transparent" fo:padding="0cm" fo:border="none" style:shadow="none">
        <style:tab-stops/>
        <style:background-image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cm" style:contextual-spacing="false" fo:background-color="transparent" fo:padding="0cm" fo:border="none" style:shadow="none">
        <style:tab-stops/>
        <style:background-image/>
      </style:paragraph-properties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cm" fo:margin-bottom="0cm" style:contextual-spacing="false" fo:background-color="transparent" fo:padding="0cm" fo:border="none" style:shadow="none">
        <style:tab-stops/>
        <style:background-image/>
      </style:paragraph-properties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top="0cm" fo:margin-bottom="0cm" style:contextual-spacing="false" fo:background-color="transparent" fo:padding="0.049cm" fo:border="0.06pt solid #000000" style:shadow="none">
        <style:tab-stops/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 style:master-page-name="">
      <style:paragraph-properties fo:margin-top="0cm" fo:margin-bottom="0cm" style:contextual-spacing="false" style:page-number="auto" fo:background-color="transparent" fo:padding="0.049cm" fo:border="0.06pt solid #000000" style:shadow="none">
        <style:tab-stops/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itle">
      <style:paragraph-properties fo:text-align="end" style:justify-single-word="false"/>
      <style:text-properties fo:font-size="22pt" style:font-size-asian="22pt" style:font-size-complex="22pt"/>
    </style:style>
    <style:style style:name="P24" style:family="paragraph" style:parent-style-name="Title">
      <style:paragraph-properties fo:text-align="end" style:justify-single-word="false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25" style:family="paragraph" style:parent-style-name="Text_20_body">
      <style:paragraph-properties fo:text-align="end" style:justify-single-word="false"/>
      <style:text-properties fo:font-size="22pt" style:font-size-asian="22pt" style:font-size-complex="22pt"/>
    </style:style>
    <style:style style:name="P26" style:family="paragraph" style:parent-style-name="Table_20_Text">
      <style:paragraph-properties style:snap-to-layout-grid="false"/>
      <style:text-properties fo:language="ru" fo:country="RU"/>
    </style:style>
    <style:style style:name="P27" style:family="paragraph" style:parent-style-name="Table_20_Text">
      <style:paragraph-properties style:snap-to-layout-grid="false"/>
      <style:text-properties fo:language="ru" fo:country="RU" fo:font-style="normal" style:font-style-asian="normal" style:font-style-complex="normal"/>
    </style:style>
    <style:style style:name="P28" style:family="paragraph" style:parent-style-name="Table_20_Text">
      <style:paragraph-properties style:snap-to-layout-grid="false"/>
      <style:text-properties fo:language="en" fo:country="US"/>
    </style:style>
    <style:style style:name="P29" style:family="paragraph" style:parent-style-name="Header_20_Table_20_Caption">
      <style:paragraph-properties style:snap-to-layout-grid="false"/>
      <style:text-properties fo:language="ru" fo:country="RU"/>
    </style:style>
    <style:style style:name="P30" style:family="paragraph" style:parent-style-name="Standard">
      <style:paragraph-properties fo:padding="0cm" fo:border="none" style:shadow="non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padding="0cm" fo:border="none" style:shadow="non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padding="0cm" fo:border="none" style:shadow="non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Text_20_body">
      <style:paragraph-properties fo:padding="0cm" fo:border="none" style:shadow="non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padding="0cm" fo:border="none" style:shadow="non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Text_20_body">
      <style:paragraph-properties fo:padding="0cm" fo:border="none" style:shadow="non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padding="0.049cm" fo:border="0.06pt solid #000000" style:shadow="non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padding="0.049cm" fo:border="0.06pt solid #000000" style:shadow="none"/>
      <style:text-properties fo:language="en" fo:country="US" fo:font-style="italic" style:font-style-asian="italic" style:font-style-complex="italic"/>
    </style:style>
    <style:style style:name="P38" style:family="paragraph" style:parent-style-name="Text_20_body">
      <style:paragraph-properties fo:margin-left="0.291cm" fo:margin-right="0cm" fo:margin-top="0cm" fo:margin-bottom="0cm" style:contextual-spacing="false" fo:text-indent="0cm" style:auto-text-indent="false" fo:padding="0cm" fo:border="none" style:shadow="none" style:join-border="tru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2.54cm" fo:margin-right="0cm" fo:text-indent="-1.296cm" style:auto-text-indent="false">
        <style:tab-stops/>
      </style:paragraph-properties>
      <style:text-properties fo:language="ru" fo:country="RU" fo:font-weight="normal" style:font-weight-asian="normal" style:font-weight-complex="normal"/>
    </style:style>
    <style:style style:name="P40" style:family="paragraph" style:parent-style-name="Standard">
      <style:paragraph-properties fo:margin-left="2.514cm" fo:margin-right="0cm" fo:text-indent="-1.27cm" style:auto-text-indent="false">
        <style:tab-stops/>
      </style:paragraph-properties>
      <style:text-properties fo:language="ru" fo:country="RU" fo:font-weight="normal" style:font-weight-asian="normal" style:font-weight-complex="normal"/>
    </style:style>
    <style:style style:name="P41" style:family="paragraph" style:parent-style-name="Standard">
      <style:paragraph-properties fo:margin-left="2.487cm" fo:margin-right="0cm" fo:text-indent="-1.244cm" style:auto-text-indent="false">
        <style:tab-stops/>
      </style:paragraph-properties>
      <style:text-properties fo:language="ru" fo:country="RU" fo:font-weight="normal" style:font-weight-asian="normal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 fo:padding="0.049cm" fo:border="0.06pt solid #000000" style:shadow="none">
        <style:tab-stops/>
        <style:background-image/>
      </style:paragraph-properties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43" style:family="paragraph" style:parent-style-name="Text_20_body">
      <style:paragraph-properties fo:margin-left="-1.251cm" fo:margin-right="0cm" fo:margin-top="0cm" fo:margin-bottom="0cm" style:contextual-spacing="false" fo:text-indent="0cm" style:auto-text-indent="false" fo:background-color="transparent" fo:padding="0cm" fo:border="none" style:shadow="none">
        <style:tab-stops/>
        <style:background-image/>
      </style:paragraph-properties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list-style-name="L3"/>
    <style:style style:name="P45" style:family="paragraph" style:parent-style-name="Standard" style:list-style-name="L3">
      <style:text-properties fo:language="en" fo:country="US" fo:font-weight="bold" style:font-weight-asian="bold" style:font-weight-complex="bold"/>
    </style:style>
    <style:style style:name="P46" style:family="paragraph" style:parent-style-name="Standard" style:list-style-name="L3">
      <style:text-properties fo:language="en" fo:country="US"/>
    </style:style>
    <style:style style:name="P47" style:family="paragraph" style:parent-style-name="Standard">
      <style:text-properties fo:language="en" fo:country="US" fo:font-weight="normal" style:font-weight-asian="normal" style:font-weight-complex="normal"/>
    </style:style>
    <style:style style:name="P48" style:family="paragraph" style:parent-style-name="Standard">
      <style:text-properties fo:language="ru" fo:country="RU" fo:font-weight="normal" style:font-weight-asian="normal" style:font-weight-complex="normal"/>
    </style:style>
    <style:style style:name="P49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50" style:family="paragraph" style:parent-style-name="Standard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51" style:family="paragraph" style:parent-style-name="Standard" style:list-style-name="L1">
      <style:paragraph-properties fo:padding="0cm" fo:border="none" style:shadow="none"/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52" style:family="paragraph" style:parent-style-name="Standard" style:list-style-name="L1">
      <style:paragraph-properties fo:padding="0cm" fo:border="none" style:shadow="none"/>
    </style:style>
    <style:style style:name="P53" style:family="paragraph" style:parent-style-name="Standard" style:list-style-name="L7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54" style:family="paragraph" style:parent-style-name="Standard" style:list-style-name="L11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55" style:family="paragraph" style:parent-style-name="Standard" style:list-style-name="L10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56" style:family="paragraph" style:parent-style-name="Standard" style:list-style-name="L7">
      <style:paragraph-properties fo:margin-top="0cm" fo:margin-bottom="0cm" style:contextual-spacing="false"/>
      <style:text-properties fo:language="en" fo:country="US" fo:font-weight="bold" style:font-weight-asian="bold" style:font-weight-complex="bold"/>
    </style:style>
    <style:style style:name="P57" style:family="paragraph" style:parent-style-name="Standard" style:list-style-name="L11">
      <style:paragraph-properties fo:margin-top="0cm" fo:margin-bottom="0cm" style:contextual-spacing="false"/>
      <style:text-properties fo:language="en" fo:country="US" fo:font-weight="bold" style:font-weight-asian="bold" style:font-weight-complex="bold"/>
    </style:style>
    <style:style style:name="P58" style:family="paragraph" style:parent-style-name="Standard" style:list-style-name="L7">
      <style:paragraph-properties fo:margin-top="0cm" fo:margin-bottom="0cm" style:contextual-spacing="false"/>
    </style:style>
    <style:style style:name="P59" style:family="paragraph" style:parent-style-name="Standard" style:list-style-name="L11">
      <style:paragraph-properties fo:margin-top="0cm" fo:margin-bottom="0cm" style:contextual-spacing="false"/>
    </style:style>
    <style:style style:name="P60" style:family="paragraph" style:parent-style-name="Standard" style:list-style-name="L3">
      <style:paragraph-properties fo:margin-top="0cm" fo:margin-bottom="0cm" style:contextual-spacing="false"/>
    </style:style>
    <style:style style:name="P61" style:family="paragraph" style:parent-style-name="Standard" style:list-style-name="L3">
      <style:paragraph-properties fo:margin-top="0cm" fo:margin-bottom="0cm" style:contextual-spacing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Standard" style:list-style-name="L14">
      <style:paragraph-properties fo:margin-top="0cm" fo:margin-bottom="0cm" style:contextual-spacing="false"/>
    </style:style>
    <style:style style:name="P63" style:family="paragraph" style:parent-style-name="Standard" style:list-style-name="L16">
      <style:paragraph-properties fo:margin-top="0cm" fo:margin-bottom="0cm" style:contextual-spacing="false"/>
    </style:style>
    <style:style style:name="P64" style:family="paragraph" style:parent-style-name="Standard">
      <style:paragraph-properties fo:margin-top="0cm" fo:margin-bottom="0cm" style:contextual-spacing="false" fo:padding="0.049cm" fo:border="0.06pt solid #000000" style:join-border="tru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65" style:family="paragraph" style:parent-style-name="Standard" style:list-style-name="L3">
      <style:paragraph-properties fo:margin-left="2.54cm" fo:margin-right="0cm" fo:text-indent="-1.296cm" style:auto-text-indent="false">
        <style:tab-stops/>
      </style:paragraph-properties>
      <style:text-properties fo:language="ru" fo:country="RU" fo:font-weight="normal" style:font-weight-asian="normal" style:font-weight-complex="normal"/>
    </style:style>
    <style:style style:name="P66" style:family="paragraph" style:parent-style-name="Standard">
      <style:paragraph-properties fo:padding="0.049cm" fo:border="0.06pt solid #000000" style:shadow="non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67" style:family="paragraph" style:parent-style-name="Standard">
      <style:paragraph-properties fo:padding="0.049cm" fo:border="0.06pt solid #000000" style:shadow="none"/>
      <style:text-properties fo:language="en" fo:country="US" fo:font-style="italic" style:font-style-asian="italic" style:font-style-complex="italic"/>
    </style:style>
    <style:style style:name="P68" style:family="paragraph" style:parent-style-name="Text_20_body" style:list-style-name="L2">
      <style:paragraph-properties fo:padding="0cm" fo:border="none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69" style:family="paragraph" style:parent-style-name="Text_20_body" style:list-style-name="L4">
      <style:paragraph-properties fo:margin-top="0cm" fo:margin-bottom="0cm" style:contextual-spacing="false"/>
    </style:style>
    <style:style style:name="P70" style:family="paragraph" style:parent-style-name="Text_20_body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71" style:family="paragraph" style:parent-style-name="Text_20_body" style:list-style-name="L4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72" style:family="paragraph" style:parent-style-name="Text_20_body" style:list-style-name="L7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73" style:family="paragraph" style:parent-style-name="Text_20_body" style:list-style-name="L8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74" style:family="paragraph" style:parent-style-name="Text_20_body" style:list-style-name="L11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75" style:family="paragraph" style:parent-style-name="Text_20_body" style:list-style-name="L10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76" style:family="paragraph" style:parent-style-name="Text_20_body" style:list-style-name="L5">
      <style:paragraph-properties fo:margin-top="0cm" fo:margin-bottom="0cm" style:contextual-spacing="false"/>
      <style:text-properties fo:language="en" fo:country="US"/>
    </style:style>
    <style:style style:name="P77" style:family="paragraph" style:parent-style-name="Text_20_body" style:list-style-name="L6">
      <style:paragraph-properties fo:margin-top="0cm" fo:margin-bottom="0cm" style:contextual-spacing="false"/>
      <style:text-properties fo:language="en" fo:country="US"/>
    </style:style>
    <style:style style:name="P78" style:family="paragraph" style:parent-style-name="Text_20_body" style:list-style-name="L6">
      <style:paragraph-properties fo:margin-top="0cm" fo:margin-bottom="0cm" style:contextual-spacing="false"/>
      <style:text-properties fo:language="en" fo:country="US" fo:font-weight="bold" style:font-weight-asian="bold" style:font-weight-complex="bold"/>
    </style:style>
    <style:style style:name="P79" style:family="paragraph" style:parent-style-name="Text_20_body" style:list-style-name="L7">
      <style:paragraph-properties fo:margin-top="0cm" fo:margin-bottom="0cm" style:contextual-spacing="false"/>
      <style:text-properties fo:language="en" fo:country="US" fo:font-weight="bold" style:font-weight-asian="bold" style:font-weight-complex="bold"/>
    </style:style>
    <style:style style:name="P80" style:family="paragraph" style:parent-style-name="Text_20_body" style:list-style-name="L11">
      <style:paragraph-properties fo:margin-top="0cm" fo:margin-bottom="0cm" style:contextual-spacing="false"/>
      <style:text-properties fo:language="en" fo:country="US" fo:font-weight="bold" style:font-weight-asian="bold" style:font-weight-complex="bold"/>
    </style:style>
    <style:style style:name="P81" style:family="paragraph" style:parent-style-name="Text_20_body" style:list-style-name="L9">
      <style:paragraph-properties fo:margin-top="0cm" fo:margin-bottom="0cm" style:contextual-spacing="false"/>
      <style:text-properties fo:language="en" fo:country="US"/>
    </style:style>
    <style:style style:name="P82" style:family="paragraph" style:parent-style-name="Text_20_body" style:list-style-name="L10">
      <style:paragraph-properties fo:margin-top="0cm" fo:margin-bottom="0cm" style:contextual-spacing="false"/>
      <style:text-properties fo:language="en" fo:country="US"/>
    </style:style>
    <style:style style:name="P83" style:family="paragraph" style:parent-style-name="Text_20_body" style:list-style-name="L3">
      <style:paragraph-properties fo:margin-top="0cm" fo:margin-bottom="0cm" style:contextual-spacing="false"/>
      <style:text-properties fo:language="en" fo:country="US"/>
    </style:style>
    <style:style style:name="P84" style:family="paragraph" style:parent-style-name="Text_20_body" style:list-style-name="L12">
      <style:paragraph-properties fo:margin-top="0cm" fo:margin-bottom="0cm" style:contextual-spacing="false"/>
      <style:text-properties fo:language="en" fo:country="US"/>
    </style:style>
    <style:style style:name="P85" style:family="paragraph" style:parent-style-name="Text_20_body" style:list-style-name="L5">
      <style:paragraph-properties fo:margin-top="0cm" fo:margin-bottom="0cm" style:contextual-spacing="false"/>
    </style:style>
    <style:style style:name="P86" style:family="paragraph" style:parent-style-name="Text_20_body" style:list-style-name="L6">
      <style:paragraph-properties fo:margin-top="0cm" fo:margin-bottom="0cm" style:contextual-spacing="false"/>
    </style:style>
    <style:style style:name="P87" style:family="paragraph" style:parent-style-name="Text_20_body" style:list-style-name="L7">
      <style:paragraph-properties fo:margin-top="0cm" fo:margin-bottom="0cm" style:contextual-spacing="false"/>
    </style:style>
    <style:style style:name="P88" style:family="paragraph" style:parent-style-name="Text_20_body">
      <style:paragraph-properties fo:margin-top="0cm" fo:margin-bottom="0cm" style:contextual-spacing="false"/>
      <style:text-properties fo:language="ru" fo:country="RU" fo:font-weight="normal" style:font-weight-asian="normal" style:font-weight-complex="normal"/>
    </style:style>
    <style:style style:name="P89" style:family="paragraph" style:parent-style-name="Text_20_body" style:list-style-name="L7">
      <style:paragraph-properties fo:margin-top="0cm" fo:margin-bottom="0cm" style:contextual-spacing="false"/>
      <style:text-properties fo:language="ru" fo:country="RU" fo:font-weight="normal" style:font-weight-asian="normal" style:font-weight-complex="normal"/>
    </style:style>
    <style:style style:name="P90" style:family="paragraph" style:parent-style-name="Text_20_body" style:list-style-name="L11">
      <style:paragraph-properties fo:margin-top="0cm" fo:margin-bottom="0cm" style:contextual-spacing="false"/>
      <style:text-properties fo:language="ru" fo:country="RU" fo:font-weight="normal" style:font-weight-asian="normal" style:font-weight-complex="normal"/>
    </style:style>
    <style:style style:name="P91" style:family="paragraph" style:parent-style-name="Text_20_body" style:list-style-name="L3">
      <style:paragraph-properties fo:margin-top="0cm" fo:margin-bottom="0cm" style:contextual-spacing="false"/>
      <style:text-properties fo:language="ru" fo:country="RU" fo:font-weight="normal" style:font-weight-asian="normal" style:font-weight-complex="normal"/>
    </style:style>
    <style:style style:name="P92" style:family="paragraph" style:parent-style-name="Text_20_body" style:list-style-name="L10">
      <style:paragraph-properties fo:margin-top="0cm" fo:margin-bottom="0cm" style:contextual-spacing="false"/>
      <style:text-properties fo:language="ru" fo:country="RU" fo:font-weight="normal" style:font-weight-asian="normal" style:font-weight-complex="normal"/>
    </style:style>
    <style:style style:name="P93" style:family="paragraph" style:parent-style-name="Text_20_body" style:list-style-name="L12">
      <style:paragraph-properties fo:margin-top="0cm" fo:margin-bottom="0cm" style:contextual-spacing="false"/>
      <style:text-properties fo:language="ru" fo:country="RU" fo:font-weight="normal" fo:background-color="transparent" style:font-weight-asian="normal" style:font-weight-complex="normal"/>
    </style:style>
    <style:style style:name="P94" style:family="paragraph" style:parent-style-name="Text_20_body" style:list-style-name="L10">
      <style:paragraph-properties fo:margin-top="0cm" fo:margin-bottom="0cm" style:contextual-spacing="false"/>
      <style:text-properties fo:language="ru" fo:country="RU"/>
    </style:style>
    <style:style style:name="P95" style:family="paragraph" style:parent-style-name="Text_20_body" style:list-style-name="L3">
      <style:paragraph-properties fo:margin-top="0cm" fo:margin-bottom="0cm" style:contextual-spacing="false"/>
      <style:text-properties fo:language="ru" fo:country="RU" fo:font-weight="bold" style:font-weight-asian="bold" style:font-weight-complex="bold"/>
    </style:style>
    <style:style style:name="P96" style:family="paragraph" style:parent-style-name="Text_20_body" style:list-style-name="L12">
      <style:paragraph-properties fo:margin-top="0cm" fo:margin-bottom="0cm" style:contextual-spacing="false"/>
      <style:text-properties fo:language="ru" fo:country="RU"/>
    </style:style>
    <style:style style:name="P97" style:family="paragraph" style:parent-style-name="Text_20_body">
      <style:paragraph-properties fo:margin-top="0cm" fo:margin-bottom="0cm" style:contextual-spacing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98" style:family="paragraph" style:parent-style-name="Text_20_body" style:list-style-name="L14">
      <style:paragraph-properties fo:margin-top="0cm" fo:margin-bottom="0cm" style:contextual-spacing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99" style:family="paragraph" style:parent-style-name="Text_20_body" style:list-style-name="L9">
      <style:paragraph-properties fo:margin-top="0cm" fo:margin-bottom="0cm" style:contextual-spacing="false"/>
    </style:style>
    <style:style style:name="P100" style:family="paragraph" style:parent-style-name="Text_20_body" style:list-style-name="L11">
      <style:paragraph-properties fo:margin-top="0cm" fo:margin-bottom="0cm" style:contextual-spacing="false"/>
    </style:style>
    <style:style style:name="P101" style:family="paragraph" style:parent-style-name="Text_20_body" style:list-style-name="L10">
      <style:paragraph-properties fo:margin-top="0cm" fo:margin-bottom="0cm" style:contextual-spacing="false"/>
    </style:style>
    <style:style style:name="P102" style:family="paragraph" style:parent-style-name="Text_20_body" style:list-style-name="L3">
      <style:paragraph-properties fo:margin-top="0cm" fo:margin-bottom="0cm" style:contextual-spacing="false"/>
    </style:style>
    <style:style style:name="P103" style:family="paragraph" style:parent-style-name="Text_20_body" style:list-style-name="L12">
      <style:paragraph-properties fo:margin-top="0cm" fo:margin-bottom="0cm" style:contextual-spacing="false"/>
    </style:style>
    <style:style style:name="P104" style:family="paragraph" style:parent-style-name="Text_20_body" style:list-style-name="L13">
      <style:paragraph-properties fo:margin-top="0cm" fo:margin-bottom="0cm" style:contextual-spacing="false"/>
    </style:style>
    <style:style style:name="P105" style:family="paragraph" style:parent-style-name="Text_20_body" style:list-style-name="L14">
      <style:paragraph-properties fo:margin-top="0cm" fo:margin-bottom="0cm" style:contextual-spacing="false"/>
    </style:style>
    <style:style style:name="P106" style:family="paragraph" style:parent-style-name="Text_20_body" style:list-style-name="L15">
      <style:paragraph-properties fo:margin-top="0cm" fo:margin-bottom="0cm" style:contextual-spacing="false"/>
    </style:style>
    <style:style style:name="P107" style:family="paragraph" style:parent-style-name="Text_20_body" style:list-style-name="L16">
      <style:paragraph-properties fo:margin-top="0cm" fo:margin-bottom="0cm" style:contextual-spacing="false"/>
    </style:style>
    <style:style style:name="P108" style:family="paragraph" style:parent-style-name="Text_20_body" style:list-style-name="L17">
      <style:paragraph-properties fo:margin-top="0cm" fo:margin-bottom="0cm" style:contextual-spacing="false"/>
    </style:style>
    <style:style style:name="P109" style:family="paragraph" style:parent-style-name="Text_20_body" style:list-style-name="L5">
      <style:paragraph-properties fo:margin-top="0cm" fo:margin-bottom="0cm" style:contextual-spacing="false" fo:padding="0cm" fo:border="none" style:shadow="none" style:join-border="true"/>
      <style:text-properties fo:language="ru" fo:country="RU"/>
    </style:style>
    <style:style style:name="P110" style:family="paragraph" style:parent-style-name="Text_20_body" style:list-style-name="L9">
      <style:paragraph-properties fo:margin-top="0cm" fo:margin-bottom="0cm" style:contextual-spacing="false" fo:padding="0cm" fo:border="none" style:shadow="none" style:join-border="true"/>
      <style:text-properties fo:language="ru" fo:country="RU" fo:font-weight="normal" style:font-weight-asian="normal" style:font-weight-complex="normal"/>
    </style:style>
    <style:style style:name="P111" style:family="paragraph" style:parent-style-name="Text_20_body" style:list-style-name="L3">
      <style:paragraph-properties fo:margin-top="0cm" fo:margin-bottom="0cm" style:contextual-spacing="false" fo:padding="0cm" fo:border="none" style:shadow="none" style:join-border="true"/>
    </style:style>
    <style:style style:name="P112" style:family="paragraph" style:parent-style-name="Text_20_body" style:list-style-name="L12">
      <style:paragraph-properties fo:margin-top="0cm" fo:margin-bottom="0cm" style:contextual-spacing="false" fo:padding="0cm" fo:border="none" style:shadow="none" style:join-border="true"/>
    </style:style>
    <style:style style:name="P113" style:family="paragraph" style:parent-style-name="Text_20_body">
      <style:paragraph-properties fo:margin-top="0cm" fo:margin-bottom="0cm" style:contextual-spacing="false" fo:padding="0.049cm" fo:border="0.06pt solid #000000" style:join-border="tru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14" style:family="paragraph" style:parent-style-name="Text_20_body">
      <style:paragraph-properties fo:margin-top="0cm" fo:margin-bottom="0cm" style:contextual-spacing="false" fo:padding="0.049cm" fo:border="0.06pt solid #000000" style:join-border="true"/>
      <style:text-properties fo:language="en" fo:country="US" fo:font-style="italic" style:font-style-asian="italic" style:font-style-complex="italic"/>
    </style:style>
    <style:style style:name="P115" style:family="paragraph" style:parent-style-name="Text_20_body">
      <style:paragraph-properties fo:margin-top="0cm" fo:margin-bottom="0cm" style:contextual-spacing="false" fo:padding="0.049cm" fo:border="0.06pt solid #000000" style:join-border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Heading_20_1">
      <style:paragraph-properties fo:break-before="page"/>
      <style:text-properties fo:language="ru" fo:country="RU"/>
    </style:style>
    <style:style style:name="P118" style:family="paragraph" style:parent-style-name="Heading_20_2">
      <style:paragraph-properties fo:padding="0cm" fo:border="none" style:shadow="non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19" style:family="paragraph" style:parent-style-name="Contents_20_Heading">
      <style:paragraph-properties fo:break-before="page"/>
    </style:style>
    <style:style style:name="P1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2" style:family="paragraph" style:parent-style-name="Table_20_Text">
      <style:paragraph-properties style:snap-to-layout-grid="false"/>
      <style:text-properties fo:language="en" fo:country="US"/>
    </style:style>
    <style:style style:name="P123" style:family="paragraph" style:parent-style-name="Table_20_Text">
      <style:paragraph-properties style:snap-to-layout-grid="false"/>
      <style:text-properties fo:language="ru" fo:country="RU" fo:font-style="normal" style:font-style-asian="normal" style:font-style-complex="normal"/>
    </style:style>
    <style:style style:name="P124" style:family="paragraph" style:parent-style-name="Table_20_Text">
      <style:paragraph-properties style:snap-to-layout-grid="false"/>
      <style:text-properties fo:language="ru" fo:country="RU"/>
    </style:style>
    <style:style style:name="P1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fo:font-weight="normal" fo:background-color="transparent" style:font-weight-asian="normal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ru" fo:country="RU" fo:font-style="italic" fo:font-weight="normal" fo:background-color="transparent" style:font-style-asian="italic" style:font-weight-asian="normal" style:font-style-complex="italic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fo:font-weight="normal" style:font-style-asian="italic" style:font-weight-asian="bold" style:font-style-complex="italic" style:font-weight-complex="bold"/>
    </style:style>
    <style:style style:name="T2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4"><text:title>FlexPay</text:title></text:p>
      <text:p text:style-name="P23"><text:subject>Протокол запросов к модулю оплат</text:subject></text:p>
      <text:p text:style-name="P25"/>
      <text:p text:style-name="P25">Версия <text:user-defined style:data-style-name="N0" text:name="Версия">1.9</text:user-defined>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119">Содержание</text:p>
          </text:index-title>
          <text:p text:style-name="P121"><text:s/>1.Введение<text:tab/>3</text:p>
          <text:p text:style-name="P121"><text:s/>2.Общая информация<text:tab/>3</text:p>
          <text:p text:style-name="P120"><text:s/>2.1.Общий формат сообщений запросов<text:tab/>4</text:p>
          <text:p text:style-name="P120"><text:s/>2.2.Общий формат сообщений ответов<text:tab/>4</text:p>
          <text:p text:style-name="P120"><text:s/>2.3.Общий формат данных<text:tab/>4</text:p>
          <text:p text:style-name="P120"><text:s/>2.4.Пример Java API, используемого для формирования ЭЦП и ее проверки<text:tab/>5</text:p>
          <text:p text:style-name="P121"><text:s/>3.Получение информации о квитанциях<text:tab/>7</text:p>
          <text:p text:style-name="P120"><text:s/>3.1.Формат сообщения запроса<text:tab/>7</text:p>
          <text:p text:style-name="P120"><text:s/>3.2.Формат сообщения ответа<text:tab/>8</text:p>
          <text:p text:style-name="P125"><text:s/>3.2.1.Структура <text:s/>quittanceDebtInfo<text:tab/>9</text:p>
          <text:p text:style-name="P125"><text:s/>3.2.2.Структура quittanceInfo<text:tab/>9</text:p>
          <text:p text:style-name="P125"><text:s/>3.2.3.Структура serviceDetails<text:tab/>10</text:p>
          <text:p text:style-name="P125"><text:s/>3.2.4.Структура serviceAttribute<text:tab/>10</text:p>
          <text:p text:style-name="P121"><text:s/>4.Получение информации о задолженностях<text:tab/>11</text:p>
          <text:p text:style-name="P120"><text:s/>4.1.Формат сообщения запроса<text:tab/>11</text:p>
          <text:p text:style-name="P120"><text:s/>4.2.Формат сообщения ответа<text:tab/>12</text:p>
          <text:p text:style-name="P125"><text:s/>4.2.1.Структура serviceDetails<text:tab/>13</text:p>
          <text:p text:style-name="P121"><text:s/>5.Оплата задолженностей<text:tab/>14</text:p>
          <text:p text:style-name="P120"><text:s/>5.1.Формат сообщения запроса<text:tab/>14</text:p>
          <text:p text:style-name="P125"><text:s/>5.1.1.Структура servicePayDetails<text:tab/>14</text:p>
          <text:p text:style-name="P120"><text:s/>5.2.Формат сообщения ответа<text:tab/>14</text:p>
          <text:p text:style-name="P125"><text:s/>5.2.1.Структура <text:s/>servicePayInfo<text:tab/>15</text:p>
          <text:p text:style-name="P121"><text:s/>6.Возврат платежей<text:tab/>16</text:p>
          <text:p text:style-name="P120"><text:s/>6.1.Формат сообщения запроса<text:tab/>16</text:p>
          <text:p text:style-name="P120"><text:s/>6.2.Формат сообщения ответа<text:tab/>16</text:p>
          <text:p text:style-name="P121"><text:s/>7.Добавление комментария к реестру оплат о проведенном на его основе платеже<text:tab/>17</text:p>
          <text:p text:style-name="P120"><text:s/>7.1.Формат сообщения запроса<text:tab/>17</text:p>
          <text:p text:style-name="P120"><text:s/>7.2.Формат сообщения ответа<text:tab/>17</text:p>
          <text:p text:style-name="P121"><text:s/>8.Получение списка реестров<text:tab/>18</text:p>
          <text:p text:style-name="P120"><text:s/>8.1.Формат сообщения запроса<text:tab/>18</text:p>
          <text:p text:style-name="P120"><text:s/>8.2.Формат сообщения ответа<text:tab/>18</text:p>
          <text:p text:style-name="P125"><text:s/>8.2.1.Структура registryInfo<text:tab/>19</text:p>
          <text:p text:style-name="P121"><text:s/>9.Получение списка услуг<text:tab/>20</text:p>
          <text:p text:style-name="P120"><text:s/>9.1.Формат сообщения запроса<text:tab/>20</text:p>
          <text:p text:style-name="P120"><text:s/>9.2.Формат сообщения ответа<text:tab/>20</text:p>
          <text:p text:style-name="P125"><text:s/>9.2.1.Структура serviceInfo<text:tab/>20</text:p>
          <text:p text:style-name="P121"><text:s/>10.Получение мастер-индекса адреса<text:tab/>22</text:p>
          <text:p text:style-name="P120"><text:s/>10.1.Формат сообщения запроса<text:tab/>22</text:p>
          <text:p text:style-name="P120"><text:s/>10.2.Формат сообщения ответа<text:tab/>22</text:p>
          <text:p text:style-name="P125"><text:s/>10.2.1.Структура item<text:tab/>23</text:p>
        </text:index-body>
      </text:table-of-content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Таблица1.1">
            <table:table-cell table:style-name="Таблица1.A1" office:value-type="string">
              <text:p text:style-name="P29">Дата</text:p>
            </table:table-cell>
            <table:table-cell table:style-name="Таблица1.A1" office:value-type="string">
              <text:p text:style-name="P29">Версия</text:p>
            </table:table-cell>
            <table:table-cell table:style-name="Таблица1.A1" office:value-type="string">
              <text:p text:style-name="P29">Описание</text:p>
            </table:table-cell>
            <table:table-cell table:style-name="Таблица1.D1" office:value-type="string">
              <text:p text:style-name="P29">Автор</text:p>
            </table:table-cell>
          </table:table-row>
        </table:table-header-rows>
        <table:table-row table:style-name="Таблица1.2">
          <table:table-cell table:style-name="Таблица1.A11" office:value-type="string">
            <text:p text:style-name="P26">05/03/2010</text:p>
          </table:table-cell>
          <table:table-cell table:style-name="Таблица1.B11" office:value-type="string">
            <text:p text:style-name="P26">1.0</text:p>
          </table:table-cell>
          <table:table-cell table:style-name="Таблица1.C11" office:value-type="string">
            <text:p text:style-name="P26">Базовая версия</text:p>
          </table:table-cell>
          <table:table-cell table:style-name="Таблица1.D11" office:value-type="string">
            <text:p text:style-name="P26">Семенов А.,</text:p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24/03/2010</text:p>
          </table:table-cell>
          <table:table-cell table:style-name="Таблица1.B11" office:value-type="string">
            <text:p text:style-name="P28">1.1</text:p>
          </table:table-cell>
          <table:table-cell table:style-name="Таблица1.C11" office:value-type="string">
            <text:p text:style-name="P6">Изменен порядок формирования строки для ЭЦП запросов и ответов, добален новый статус с кодом 8 в статус ответа на запрос о задолженности.</text:p>
          </table:table-cell>
          <table:table-cell table:style-name="Таблица1.D11" office:value-type="string">
            <text:p text:style-name="P26">Семенов А.</text:p>
          </table:table-cell>
        </table:table-row>
        <table:table-row table:style-name="Таблица1.2">
          <table:table-cell table:style-name="Таблица1.A11" office:value-type="string">
            <text:p text:style-name="P28">23/04/2010</text:p>
          </table:table-cell>
          <table:table-cell table:style-name="Таблица1.B11" office:value-type="string">
            <text:p text:style-name="P28">1.2</text:p>
          </table:table-cell>
          <table:table-cell table:style-name="Таблица1.C11" office:value-type="string">
            <text:p text:style-name="P27">Добавлен раздел общего формата данных (п.2.3).</text:p>
            <text:p text:style-name="P27">Запрос о задолженностях разделен на два: запрос информации о квитанциях на оплату (раздел 3) и запрос информации о задолженностях (раздел 4) с новой структурой ответа.</text:p>
            <text:p text:style-name="P27">Добавлен новый запрос на оплату задолженностей (раздел 5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30/04/2010</text:p>
          </table:table-cell>
          <table:table-cell table:style-name="Таблица1.B11" office:value-type="string">
            <text:p text:style-name="P28">1.3</text:p>
          </table:table-cell>
          <table:table-cell table:style-name="Таблица1.C11" office:value-type="string">
            <text:p text:style-name="P26">Изменена структура ответа на запрос оплаты услуг (п.п.5.2,5.2.1), добавлены номера операции и документа, изменено описание ошибок.</text:p>
            <text:p text:style-name="P26">В структурах <text:span text:style-name="T2">quittanceInfo </text:span><text:span text:style-name="T24">и</text:span><text:span text:style-name="T2"> </text:span><text:span text:style-name="T18">serviceDetails</text:span><text:span text:style-name="T20"> </text:span><text:span text:style-name="T23">(п.п.3.2.2,3.2.3) элемент </text:span><text:span text:style-name="T18">town</text:span><text:span text:style-name="T20"> </text:span><text:span text:style-name="T23">заменен парой элементов </text:span><text:span text:style-name="T18">townName </text:span><text:span text:style-name="T20"><text:s/></text:span><text:span text:style-name="T23">и </text:span><text:span text:style-name="T18">townType.</text:span>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09/06/2010</text:p>
          </table:table-cell>
          <table:table-cell table:style-name="Таблица1.B11" office:value-type="string">
            <text:p text:style-name="P28">1.4</text:p>
          </table:table-cell>
          <table:table-cell table:style-name="Таблица1.C11" office:value-type="string">
            <text:p text:style-name="P26">Добавлен новый тип поиска (6) и расширены критерии поиска для типов 1-3 в <text:span text:style-name="T24">запросе информации о квитанциях на оплату (раздел 3.1) и запросе информации о задолженностях (раздел 4.1).</text:span></text:p>
            <text:p text:style-name="P27">Добавлен новый запрос возврата платежа (раздел 6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<text:span text:style-name="T5">13</text:span>/0<text:span text:style-name="T5">7</text:span>/2010</text:p>
          </table:table-cell>
          <table:table-cell table:style-name="Таблица1.B11" office:value-type="string">
            <text:p text:style-name="P28">1.<text:span text:style-name="T5">5</text:span></text:p>
          </table:table-cell>
          <table:table-cell table:style-name="Таблица1.C11" office:value-type="string">
            <text:p text:style-name="P27">Добавлен новый запрос добавления комментария к реестру оплат (раздел 7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<text:span text:style-name="T5">19</text:span>/0<text:span text:style-name="T5">7</text:span>/2010</text:p>
          </table:table-cell>
          <table:table-cell table:style-name="Таблица1.B11" office:value-type="string">
            <text:p text:style-name="P28">1.<text:span text:style-name="T5">6</text:span></text:p>
          </table:table-cell>
          <table:table-cell table:style-name="Таблица1.C11" office:value-type="string">
            <text:p text:style-name="P27">Добавлен новый код ошибки 22 в результат обработки запроса оплаты задоленностей (п. 5.2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<text:span text:style-name="T5">23</text:span>/0<text:span text:style-name="T5">7</text:span>/2010</text:p>
          </table:table-cell>
          <table:table-cell table:style-name="Таблица1.B11" office:value-type="string">
            <text:p text:style-name="P28">1.<text:span text:style-name="T5">7</text:span></text:p>
          </table:table-cell>
          <table:table-cell table:style-name="Таблица1.C11" office:value-type="string">
            <text:p text:style-name="P27">Добавлены новые запросы получения списка реестров и получения списка услуг (разделы 8 и 9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<text:span text:style-name="T5">07</text:span>/<text:span text:style-name="T5">10</text:span>/201<text:span text:style-name="T5">1</text:span></text:p>
          </table:table-cell>
          <table:table-cell table:style-name="Таблица1.B11" office:value-type="string">
            <text:p text:style-name="P28">1.<text:span text:style-name="T5">8</text:span></text:p>
          </table:table-cell>
          <table:table-cell table:style-name="Таблица1.C11" office:value-type="string">
            <text:p text:style-name="P27">Добавлены два новых типа поиска (разделы 3 и 4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16/01/2012</text:p>
          </table:table-cell>
          <table:table-cell table:style-name="Таблица1.B11" office:value-type="string">
            <text:p text:style-name="P28">1.9</text:p>
          </table:table-cell>
          <table:table-cell table:style-name="Таблица1.C11" office:value-type="string">
            <text:p text:style-name="P27">Детализировано описание процесса формирования подписи в запросах и ответах (разделы 2.1 и 2.2), добавлен раздел 2.4 с примером <text:span text:style-name="T16">Java API </text:span>работы с ЭЦП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2" office:value-type="string">
            <text:p text:style-name="P28">08/11/2012</text:p>
          </table:table-cell>
          <table:table-cell table:style-name="Таблица1.B12" office:value-type="string">
            <text:p text:style-name="P28">1.10</text:p>
          </table:table-cell>
          <table:table-cell table:style-name="Таблица1.C12" office:value-type="string">
            <text:p text:style-name="P27">Добавлены новый запрос получения масттер-индекса адреса (п. 10).</text:p>
          </table:table-cell>
          <table:table-cell table:style-name="Таблица1.D12" office:value-type="string">
            <text:p text:style-name="P26">Скнарь П.Ю.</text:p>
          </table:table-cell>
        </table:table-row>
      </table:table>
      <text:p text:style-name="Standard"/>
      <text:p text:style-name="Standard"/>
      <text:h text:style-name="Heading_20_1" text:outline-level="1">Введение</text:h>
      <text:p text:style-name="Text_20_body">Этот документ предназначен для описания протокола запросов к модулю оплат проекта FlexPay. Протокол разработан для использования сторонними разработчиками с целью получения информации по задолженностям и последующей их оплаты.</text:p>
      <text:h text:style-name="Heading_20_1" text:outline-level="1">Общая информация</text:h>
      <text:p text:style-name="Text_20_body">Протокол разработан для использования в режиме: посылка запроса в формате XML по протоколу HTTPS методом POST от клиента к серверу, ответ сервера клиенту так же в формате XML. Строка запроса должна иметь кодировку UTF-8.</text:p>
      <text:p text:style-name="Text_20_body">Авторизация клиента в системе выполняется по его логину и электронно-цифровой подписи запроса. Для этого клиент должен быть предварительно зарегистрирован в системе, ему должен быть выдан логин, секретный ключ клиента и публичный сертификат сервера.</text:p>
      <text:p text:style-name="Text_20_body">URL для запросов к системе: <text:span text:style-name="T4">https://&lt;host&gt;/&lt;application&gt;/</text:span><text:span text:style-name="T17">process</text:span>, где <text:span text:style-name="T2">application</text:span> – это путь установки приложения.</text:p>
      <text:h text:style-name="Heading_20_2" text:outline-level="2"><text:soft-page-break/>Общий формат сообщений запросов</text:h>
      <text:p text:style-name="P33">Общий формат запроса клиента имеет следующую структуру:</text:p>
      <text:p text:style-name="P36">&lt;request&gt;</text:p>
      <text:p text:style-name="P36"><text:s text:c="4"/>&lt;<text:span text:style-name="T5">тип запроса</text:span>&gt;</text:p>
      <text:p text:style-name="P36"><text:s text:c="8"/><text:span text:style-name="T15">...</text:span><text:span text:style-name="T6">параметры запроса...</text:span></text:p>
      <text:p text:style-name="P37"><text:span text:style-name="T1"><text:s text:c="4"/>&lt;/</text:span><text:span text:style-name="T8">тип запроса</text:span><text:span text:style-name="T1">&gt;</text:span></text:p>
      <text:p text:style-name="P37"><text:s text:c="4"/><text:span text:style-name="T1">&lt;login&gt;</text:span>username<text:span text:style-name="T1">&lt;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30"/>
      <text:p text:style-name="P31">Общие параметры запроса:</text:p>
      <text:p text:style-name="P31"/>
      <text:list xml:id="list2741482851" text:style-name="L1">
        <text:list-item>
          <text:p text:style-name="P51"><text:span text:style-name="T3">username</text:span><text:span text:style-name="T15"> —</text:span><text:span text:style-name="T6"> логин клиента для авторизации в системе</text:span></text:p>
        </text:list-item>
        <text:list-item>
          <text:p text:style-name="P51"><text:span text:style-name="T9">requestSignature</text:span><text:span text:style-name="T6"> – электронно-цифровая подпись запроса секретным ключем клиента для авторизации его в системе и валидации тела запроса; ЭЦП формируется на основе строки, полученной последовательной конкатенацией строк, содержащихся внутри каждого из тегов, находящихся внутри тега </text:span><text:span text:style-name="T2">&lt;</text:span><text:span text:style-name="T11">тип запроса</text:span><text:span text:style-name="T2">&gt;</text:span><text:span text:style-name="T15">, </text:span><text:span text:style-name="T6">в порядке их появления в тексте запроса, хэшированной и зашифрованной с помощью алгоритма </text:span><text:span text:style-name="T15">SHA1withDSA.</text:span></text:p>
        </text:list-item>
      </text:list>
      <text:h text:style-name="Heading_20_2" text:outline-level="2">Общий формат сообщений ответов</text:h>
      <text:p text:style-name="P33">Общий формат ответа сервера на запрос клиента имеет следующую структуру:</text:p>
      <text:p text:style-name="P36">&lt;response&gt;</text:p>
      <text:p text:style-name="P36"><text:s text:c="4"/>&lt;<text:span text:style-name="T5">тип ответа</text:span>&gt;</text:p>
      <text:p text:style-name="P36"><text:s text:c="8"/><text:span text:style-name="T15">...</text:span><text:span text:style-name="T6">параметры ответа...</text:span></text:p>
      <text:p text:style-name="P37"><text:span text:style-name="T1"><text:s text:c="4"/>&lt;/</text:span><text:span text:style-name="T8">тип ответа</text:span><text:span text:style-name="T1">&gt;</text:span></text:p>
      <text:p text:style-name="P37"><text:span text:style-name="T1"><text:s text:c="4"/>&lt;signature&gt;</text:span><text:span text:style-name="T15">responseSignature</text:span><text:span text:style-name="T1">&lt;/signature&gt;</text:span></text:p>
      <text:p text:style-name="P36">&lt;/response&gt;</text:p>
      <text:p text:style-name="P30"/>
      <text:p text:style-name="P31">Общие параметры ответа:</text:p>
      <text:p text:style-name="P31"/>
      <text:list xml:id="list1818300288" text:continue-numbering="true" text:style-name="L1">
        <text:list-item>
          <text:p text:style-name="P52"><text:span text:style-name="T9">responseSignature – </text:span><text:span text:style-name="T14">электронно-цифровая подпись ответа секретным ключем сервера; ЭЦП формируется на основе строки, полученной последовательной конкатенацией строк, содержащихся внутри каждого из тегов, находящихся внутри тега </text:span><text:span text:style-name="T12">&lt;тип ответа&gt;</text:span><text:span text:style-name="T20">, </text:span><text:span text:style-name="T14">в порядке их появления в тексте запроса, хэшированной и зашифрованной с помощью алгоритма </text:span><text:span text:style-name="T20">SHA1withDSA.</text:span><text:span text:style-name="T14"> </text:span></text:p>
        </text:list-item>
      </text:list>
      <text:p text:style-name="P32"/>
      <text:h text:style-name="P118" text:outline-level="2">Общий формат данных</text:h>
      <text:p text:style-name="P34"/>
      <text:list xml:id="list810574827" text:style-name="L2">
        <text:list-item>
          <text:p text:style-name="P68"><text:span text:style-name="T5">Все суммы в запросах и ответах представлены в виде числа с дробной частью, имеющей разрядность в два знака, и символом </text:span><text:span text:style-name="T16">'.' </text:span><text:span text:style-name="T5">в качестве разделителя. </text:span></text:p>
          <text:p text:style-name="P68"><text:span text:style-name="T5">Пример: </text:span><text:span text:style-name="T11">136.48</text:span><text:span text:style-name="T5">.</text:span></text:p>
        </text:list-item>
        <text:list-item>
          <text:p text:style-name="P68"><text:span text:style-name="T5">Даты в запросах имеют <text:s/>формат вида: ГГГГ</text:span><text:span text:style-name="T16">-</text:span><text:span text:style-name="T5">ММ</text:span><text:span text:style-name="T16">-</text:span><text:span text:style-name="T5">ДД ЧЧ:мм:СС</text:span><text:span text:style-name="T16">.</text:span></text:p>
          <text:p text:style-name="P68"><text:span text:style-name="T5">Пример: </text:span><text:span text:style-name="T11">2010-11-29 17:59:01</text:span></text:p>
        </text:list-item>
      </text:list>
      <text:p text:style-name="P35"/>
      <text:h text:style-name="P118" text:outline-level="2"><text:soft-page-break/>Пример <text:span text:style-name="T16">Java API, </text:span>используемого для формирования ЭЦП и ее проверки</text:h>
      <text:p text:style-name="P34"/>
      <text:p text:style-name="P33">Образец запроса:</text:p>
      <text:p text:style-name="P33"/>
      <text:p text:style-name="P22">&lt;request&gt;</text:p>
      <text:p text:style-name="P21"><text:tab/>&lt;getQuittanceDebtInfo&gt;</text:p>
      <text:p text:style-name="P21"><text:tab/><text:tab/>&lt;requestId&gt;<text:span text:style-name="T15">1</text:span>&lt;/requestId&gt;</text:p>
      <text:p text:style-name="P21"><text:tab/><text:tab/>&lt;searchType&gt;<text:span text:style-name="T15">5</text:span>&lt;/searchType&gt;</text:p>
      <text:p text:style-name="P21"><text:tab/><text:tab/>&lt;searchCriteria&gt;<text:span text:style-name="T15">1:1410061</text:span>&lt;/searchCriteria&gt;</text:p>
      <text:p text:style-name="P21"><text:tab/>&lt;/getQuittanceDebtInfo&gt;</text:p>
      <text:p text:style-name="P21"><text:tab/>&lt;login&gt;<text:span text:style-name="T15">testlogin</text:span>&lt;/login&gt;</text:p>
      <text:p text:style-name="P21">&lt;signature&gt;<text:span text:style-name="T15">302d0214241fbb2c43d1e6ba18af1f8658076e86963b40350215009b17f5b45d82d0dd19ee8be6b0598982cc1727be</text:span>&lt;/signature&gt;</text:p>
      <text:p text:style-name="P21">&lt;/request&gt;</text:p>
      <text:p text:style-name="P17"/>
      <text:p text:style-name="P18">Создаем строку, на основе которой сформируем ЭЦП, последовательно конкатенируя параметры запроса:</text:p>
      <text:p text:style-name="P18"/>
      <text:p text:style-name="P18">«<text:span text:style-name="T2">1</text:span>»+«<text:span text:style-name="T2">5</text:span>»+«<text:span text:style-name="T2">1:1410061</text:span>»=«<text:span text:style-name="T2">151:1410061</text:span>»</text:p>
      <text:p text:style-name="P18"/>
      <text:p text:style-name="P19"><text:span text:style-name="T5">Пример </text:span>Java <text:span text:style-name="T5">кода формирования сигнатуры:</text:span></text:p>
      <text:p text:style-name="P20"/>
      <text:p text:style-name="P42">String source = “151:1410061”;</text:p>
      <text:p text:style-name="P42"/>
      <text:p text:style-name="P42">/* <text:span text:style-name="T5">Инициализация алгоритма </text:span>*/</text:p>
      <text:p text:style-name="P42">Signature signature = Signature.getInstance(“SHA1withDSA”);</text:p>
      <text:p text:style-name="P42"/>
      <text:p text:style-name="P42">/* З<text:span text:style-name="T5">агрузка секретного ключа </text:span>*/</text:p>
      <text:p text:style-name="P42">BufferedReader br = new BufferedReader(new FileReader("private.key"));</text:p>
      <text:p text:style-name="P42">Security.addProvider(new BouncyCastleProvider());</text:p>
      <text:p text:style-name="P42">KeyPair keyPair = (KeyPair) new PEMReader(br).readObject();</text:p>
      <text:p text:style-name="P42">signature.initSign(keyPair.getPrivate());</text:p>
      <text:p text:style-name="P42"/>
      <text:p text:style-name="P42">/* <text:span text:style-name="T5">Инициализация строки </text:span>*/</text:p>
      <text:p text:style-name="P42">signature.update(source.getBytes(“UTF-8”));</text:p>
      <text:p text:style-name="P42"/>
      <text:p text:style-name="P42">/* Ф<text:span text:style-name="T5">ормирование ЭЦП </text:span>*/</text:p>
      <text:p text:style-name="P42">String result = new String(Hex.encodeHex(requestSignature.sign()));</text:p>
      <text:p text:style-name="P43"/>
      <text:p text:style-name="P19"><text:span text:style-name="T5">Пример </text:span>Java <text:span text:style-name="T5">кода проверки сигнатуры:</text:span></text:p>
      <text:p text:style-name="P20"/>
      <text:p text:style-name="P42">String source = “151:1410061”;</text:p>
      <text:p text:style-name="P42">String sourceSignature = “302d0214241fbb2c43d1e6ba18af1f8658076e86963b40350215009b17f5b45d82d0dd19ee8be6b0598982cc1727be”;</text:p>
      <text:p text:style-name="P42"/>
      <text:p text:style-name="P42">/* <text:span text:style-name="T5">Инициализация алгоритма </text:span>*/</text:p>
      <text:p text:style-name="P42">Signature signature = Signature.getInstance(“SHA1withDSA”);</text:p>
      <text:p text:style-name="P42"/>
      <text:p text:style-name="P42"><text:soft-page-break/><text:s/>/* З<text:span text:style-name="T5">агрузка публичного ключа из хранилища сертификатов </text:span>*/</text:p>
      <text:p text:style-name="P42">KeyStore keyStore = KeyStore.getInstance(KeyStore.getDefaultType());</text:p>
      <text:p text:style-name="P42">keyStore.load(getClass().getResourceAsStream("keystore.file"), “password”);</text:p>
      <text:p text:style-name="P42">Certificate certificate = keyStore.getCertificate(“certificate_alias”); </text:p>
      <text:p text:style-name="P42">signature.initVerify(certificate);</text:p>
      <text:p text:style-name="P42"/>
      <text:p text:style-name="P42">/* <text:span text:style-name="T5">Инициализация строки </text:span>*/</text:p>
      <text:p text:style-name="P42">signature.update(source.getBytes(“UTF-8”));</text:p>
      <text:p text:style-name="P42"/>
      <text:p text:style-name="P42">/* П<text:span text:style-name="T5">роверка ЭЦП </text:span>*/</text:p>
      <text:p text:style-name="P42">boolean result = signature.verify(Hex.decodeHex(sourceSignature.toCharArray()));</text:p>
      <text:h text:style-name="P116" text:outline-level="1">Получение информации о квитанциях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getQuittanceDebtInfo&gt;</text:p>
      <text:p text:style-name="P36"><text:s text:c="8"/>&lt;requestId&gt;<text:span text:style-name="T15">requestId</text:span>&lt;/requestId&gt;</text:p>
      <text:p text:style-name="P37"><text:span text:style-name="T1"><text:s text:c="8"/>&lt;searchType&gt;</text:span><text:span text:style-name="T15">searchType</text:span><text:span text:style-name="T1">&lt;/searchType&gt;</text:span></text:p>
      <text:p text:style-name="P37"><text:span text:style-name="T1"><text:s text:c="8"/>&lt;searchCriteria&gt;</text:span><text:span text:style-name="T15">searchCriteria</text:span><text:span text:style-name="T1">&lt;/searchCriteria&gt;</text:span></text:p>
      <text:p text:style-name="P37"><text:span text:style-name="T1"><text:s text:c="4"/>&lt;/get</text:span><text:span text:style-name="T8">Q</text:span><text:span text:style-name="T1">uittance</text:span><text:span text:style-name="T1">Debt</text:span><text:span text:style-name="T1">Info&gt;</text:span></text:p>
      <text:p text:style-name="P37"><text:s text:c="4"/><text:span text:style-name="T1">&lt;login&gt;</text:span>username<text:span text:style-name="T1">&lt;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p text:style-name="P4"/>
      <text:list xml:id="list1013111837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46"><text:span text:style-name="T15">searchType —</text:span><text:span text:style-name="T6"> тип поиска, возможные значения:</text:span></text:p>
        </text:list-item>
      </text:list>
      <text:p text:style-name="P1"><text:tab/>1 — по номеру лицевого счёта</text:p>
      <text:p text:style-name="P1"><text:tab/>2 — по номеру квитанции</text:p>
      <text:p text:style-name="P1"><text:tab/>3 — по глобальному идентификатору (мастер-индексу) квартиры</text:p>
      <text:p text:style-name="P40"><text:tab/>4 — по номеру лицевого счёта поставщика услуг (возвращается информация о всех л/с, номер которых совпадает с критерием поиска)</text:p>
      <text:p text:style-name="P41"><text:tab/>5 — по адресу, полученному по номеру лицевого счёта поставщика услуг (возвращается информация о всех л/с, находящихся по тому же адресу, что и лицевые счета с номером, совпадающим с критерием поиска)</text:p>
      <text:p text:style-name="P39"><text:tab/><text:span text:style-name="T16">6</text:span> — по адресу, вычисленному с помощью номера лицевого счёта у поставщика услуг, если номер 9-тизначный и первые две цифры начинаются на 10; иначе по номеру лицевого счета у поставщика услуг</text:p>
      <text:p text:style-name="P41"><text:tab/><text:span text:style-name="T16">7</text:span> — по номеру лицевого счёта МБ КВП ЖКС</text:p>
      <text:p text:style-name="P41"><text:tab/><text:span text:style-name="T16">8</text:span> — по адресу, полученному по номеру лицевого счёта МБ КВП ЖКС (возвращается информация о всех л/с, находящихся по тому же адресу, что и лицевые счета с номером, совпадающим с критерием поиска)</text:p>
      <text:list xml:id="list1138127470" text:continue-numbering="true" text:style-name="L3">
        <text:list-item>
          <text:p text:style-name="P46"><text:span text:style-name="T15">searchCriteria – </text:span><text:span text:style-name="T6">критерий поиска, в завыисимости от типа поиска это: номер лицевого счёта, номер квитанции, глобальный идентификатор квартиры, </text:span></text:p>
          <text:p text:style-name="P49"><text:tab/>1 — [идентификатор услуги:]номер лицевого счёта</text:p>
          <text:p text:style-name="P49"><text:tab/>2 — [идентификатор услуги:]номер квитанции</text:p>
          <text:p text:style-name="P49"><text:tab/>3 — [идентификатор услуги:]глобальный идентификатор квартиры</text:p>
          <text:p text:style-name="P49"><text:tab/>4 — [идентификатор услуги:]номер лицевого счёта у поставщика услуг</text:p>
          <text:p text:style-name="P49"><text:tab/>5 — [идентификатор услуги:]номер лицевого счёта у поставщика услуг</text:p>
          <text:list>
            <text:list-item>
              <text:list>
                <text:list-header>
                  <text:p text:style-name="P49">6 — [идентификатор услуги:]номер лицевого счёта у поставщика услуг</text:p>
                </text:list-header>
              </text:list>
            </text:list-item>
          </text:list>
          <text:p text:style-name="P49"><text:tab/>7 — номер лицевого счёта МБ КВП ЖКС</text:p>
          <text:p text:style-name="P49"><text:tab/>8 — номер лицевого счёта МБ КВП ЖКС</text:p>
        </text:list-item>
      </text:list>
      <text:p text:style-name="P4"/>
      <text:p text:style-name="P4">Критерий поиска 1, 2 и 3 типов может быть как с дополнительной фильтрацией по услуге в формате вида: «1234:123456», так и <text:s/>с поиском полной информации в формате вида: «123456». В первом случае в результат поиска попадает информация по услуге, заданной идентификатором услуги, <text:s/>а во втором случае в результат поиска попадает вся найденная информация.</text:p>
      <text:p text:style-name="Standard"><text:span text:style-name="T6">Критерий поиска 4, 5 и 6 типов может иметь как уточненный формат вида: «1234:123456», </text:span><text:soft-page-break/><text:span text:style-name="T6">так и обобщенный формат: «123456». В первом случае поиск ведется только по лицевым счетам конкретного поставщика услуг, заданного идентификатором услуги, <text:s/>а во втором случае поиск лицевого счета производится по всем зарегестрированным в системе поставщикам услуг.</text:span><text:bookmark-start text:name="__DdeLink__3280_829233756"/><text:bookmark-end text:name="__DdeLink__3280_829233756"/></text:p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quittanceDebtInfo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9"><text:s text:c="8"/>&lt;quittanceInfo&gt;</text:p>
      <text:p text:style-name="P10"><text:span text:style-name="T1"><text:s text:c="12"/>&lt;quittanceNumber&gt;</text:span><text:span text:style-name="T15">quittanceNumber</text:span><text:span text:style-name="T1">&lt;/quittanceNumber&gt;</text:span></text:p>
      <text:p text:style-name="P9"><text:s text:c="12"/>&lt;accountNumber&gt;<text:span text:style-name="T15">accountNumber</text:span>&lt;/accountNumber&gt;</text:p>
      <text:p text:style-name="P9"><text:s text:c="12"/>&lt;creationDate&gt;<text:span text:style-name="T15">creationDate</text:span>&lt;/creationDate&gt;</text:p>
      <text:p text:style-name="P9"><text:s text:c="12"/>&lt;personFirstName&gt;<text:span text:style-name="T15">personFirstName</text:span>&lt;/personFirstName&gt;</text:p>
      <text:p text:style-name="P9"><text:s text:c="12"/>&lt;personMiddleName&gt;<text:span text:style-name="T15">personMiddleName</text:span>&lt;/personMiddleName&gt;</text:p>
      <text:p text:style-name="P9"><text:s text:c="12"/>&lt;personLastName&gt;<text:span text:style-name="T15">personLastName</text:span>&lt;/personLastName&gt;</text:p>
      <text:p text:style-name="P9"><text:s text:c="12"/>&lt;country&gt;<text:span text:style-name="T15">country</text:span>&lt;/country&gt;</text:p>
      <text:p text:style-name="P9"><text:s text:c="12"/>&lt;region&gt;<text:span text:style-name="T15">region</text:span>&lt;/region&gt;</text:p>
      <text:p text:style-name="P11"><text:s text:c="12"/>&lt;townName&gt;<text:span text:style-name="T15">townName</text:span>&lt;/townName&gt;</text:p>
      <text:p text:style-name="P9"><text:s text:c="12"/><text:span text:style-name="T5">&lt;townT</text:span>ype<text:span text:style-name="T5">&gt;</text:span><text:span text:style-name="T6">townT</text:span><text:span text:style-name="T15">ype</text:span><text:span text:style-name="T5">&lt;/townT</text:span>ype<text:span text:style-name="T5">&gt;</text:span></text:p>
      <text:p text:style-name="P9"><text:s text:c="12"/><text:bookmark-start text:name="__DdeLink__3222_829233756"/>&lt;streetName&gt;<text:span text:style-name="T15">streetName</text:span>&lt;/streetName&gt;</text:p>
      <text:p text:style-name="P9"><text:s text:c="12"/>&lt;streetType&gt;<text:span text:style-name="T15">streetType</text:span>&lt;/streetType&gt;<text:bookmark-end text:name="__DdeLink__3222_829233756"/></text:p>
      <text:p text:style-name="P9"><text:s text:c="12"/>&lt;buildingNumber&gt;<text:span text:style-name="T15">buildingNumber</text:span>&lt;/buildingNumber&gt;</text:p>
      <text:p text:style-name="P9"><text:s text:c="12"/>&lt;buildingBulk&gt;<text:span text:style-name="T15">buildingBulk</text:span>&lt;/buildingBulk&gt;</text:p>
      <text:p text:style-name="P9"><text:s text:c="12"/>&lt;apartmentNumber&gt;<text:span text:style-name="T15">apartmentNumber</text:span>&lt;/apartmentNumber&gt;</text:p>
      <text:p text:style-name="P9"><text:s text:c="12"/>&lt;totalToPay&gt;<text:span text:style-name="T15">totalToPay</text:span>&lt;/totalToPay&gt;</text:p>
      <text:p text:style-name="P9"><text:s text:c="12"/>&lt;totalPayed&gt;<text:span text:style-name="T15">totalPayed</text:span>&lt;/totalPayed&gt;</text:p>
      <text:p text:style-name="P9"><text:s text:c="12"/>&lt;serviceDetails&gt;</text:p>
      <text:p text:style-name="P8"><text:s text:c="8"/><text:span text:style-name="T1"><text:s text:c="4"/></text:span><text:s text:c="4"/><text:span text:style-name="T1">&lt;serviceId&gt;</text:span>serviceId<text:span text:style-name="T1">&lt;/serviceId&gt;</text:span></text:p>
      <text:p text:style-name="P8"><text:s text:c="12"/><text:span text:style-name="T1"><text:s text:c="4"/>&lt;serviceName&gt;</text:span>serviceName<text:span text:style-name="T1">&lt;/serviceName&gt;</text:span></text:p>
      <text:p text:style-name="P8"><text:s text:c="8"/><text:span text:style-name="T1"><text:s text:c="4"/></text:span><text:s text:c="4"/><text:span text:style-name="T1">&lt;incomingBalance&gt;</text:span>incomingBalance<text:span text:style-name="T1">&lt;/incomingBalance&gt;</text:span></text:p>
      <text:p text:style-name="P8"><text:s text:c="12"/><text:span text:style-name="T1"><text:s text:c="4"/>&lt;outgoingBalance&gt;</text:span>outgoingBalance<text:span text:style-name="T1">&lt;/outgoingBalance&gt;</text:span></text:p>
      <text:p text:style-name="P8"><text:span text:style-name="T1"><text:s text:c="16"/>&lt;amount&gt;</text:span>amount<text:span text:style-name="T1">&lt;/amount&gt;</text:span></text:p>
      <text:p text:style-name="P8"><text:span text:style-name="T1"><text:s text:c="16"/>&lt;expence&gt;</text:span>expence<text:span text:style-name="T1">&lt;/expence&gt;</text:span></text:p>
      <text:p text:style-name="P8"><text:span text:style-name="T1"><text:s text:c="16"/>&lt;rate&gt;</text:span>rate<text:span text:style-name="T1">&lt;/rate&gt;</text:span></text:p>
      <text:p text:style-name="P8"><text:span text:style-name="T1"><text:s text:c="16"/>&lt;recalculation&gt;</text:span>recalculation<text:span text:style-name="T1">&lt;/recalculation&gt;</text:span></text:p>
      <text:p text:style-name="P8"><text:span text:style-name="T1"><text:s text:c="16"/>&lt;benifit&gt;</text:span>benifit<text:span text:style-name="T1">&lt;/benifit&gt;</text:span></text:p>
      <text:p text:style-name="P8"><text:span text:style-name="T1"><text:s text:c="16"/>&lt;subsidy&gt;</text:span>subsidy<text:span text:style-name="T1">&lt;/subsidy&gt;</text:span></text:p>
      <text:p text:style-name="P8"><text:span text:style-name="T1"><text:s text:c="16"/>&lt;payment&gt;</text:span>payment<text:span text:style-name="T1">&lt;/payment&gt;</text:span></text:p>
      <text:p text:style-name="P8"><text:span text:style-name="T1"><text:s text:c="16"/>&lt;payed&gt;</text:span>payed<text:span text:style-name="T1">&lt;/payed&gt;</text:span></text:p>
      <text:p text:style-name="P8"><text:span text:style-name="T1"><text:s text:c="16"/>&lt;serviceProviderAccount&gt;</text:span>serviceProviderAccount<text:span text:style-name="T1">&lt;/serviceProviderAccount&gt;</text:span></text:p>
      <text:p text:style-name="P11"><text:s text:c="16"/>&lt;personFirstName&gt;<text:span text:style-name="T15">personFirstName</text:span>&lt;/personFirstName&gt;</text:p>
      <text:p text:style-name="P9"><text:s text:c="16"/>&lt;personMiddleName&gt;<text:span text:style-name="T15">personMiddleName</text:span>&lt;/personMiddleName&gt;</text:p>
      <text:p text:style-name="P9"><text:s text:c="16"/>&lt;personLastName&gt;<text:span text:style-name="T15">personLastName</text:span>&lt;/personLastName&gt;</text:p>
      <text:p text:style-name="P9"><text:s text:c="16"/>&lt;country&gt;<text:span text:style-name="T15">country</text:span>&lt;/country&gt;</text:p>
      <text:p text:style-name="P9"><text:s text:c="16"/>&lt;region&gt;<text:span text:style-name="T15">region</text:span>&lt;/region&gt;</text:p>
      <text:p text:style-name="P9"><text:s text:c="16"/>&lt;townName&gt;<text:span text:style-name="T15">townName</text:span>&lt;/townName&gt;</text:p>
      <text:p text:style-name="P9"><text:s text:c="16"/><text:span text:style-name="T5">&lt;townT</text:span>ype<text:span text:style-name="T5">&gt;</text:span><text:span text:style-name="T6">townT</text:span><text:span text:style-name="T15">ype</text:span><text:span text:style-name="T5">&lt;/townT</text:span>ype<text:span text:style-name="T5">&gt;</text:span></text:p>
      <text:p text:style-name="P9"><text:soft-page-break/><text:s text:c="16"/>&lt;streetName&gt;<text:span text:style-name="T15">streetName</text:span>&lt;/streetName&gt;</text:p>
      <text:p text:style-name="P9"><text:s text:c="16"/>&lt;streetType&gt;<text:span text:style-name="T15">streetType</text:span>&lt;/streetType&gt;</text:p>
      <text:p text:style-name="P9"><text:s text:c="16"/>&lt;buildingNumber&gt;<text:span text:style-name="T15">buildingNumber</text:span>&lt;/buildingNumber&gt;</text:p>
      <text:p text:style-name="P9"><text:s text:c="16"/>&lt;buildingBulk&gt;<text:span text:style-name="T15">buildingBulk</text:span>&lt;/buildingBulk&gt;</text:p>
      <text:p text:style-name="P9"><text:s text:c="16"/>&lt;apartmentNumber&gt;<text:span text:style-name="T15">apartmentNumber</text:span>&lt;/apartmentNumber&gt;</text:p>
      <text:p text:style-name="P9"><text:s text:c="16"/>&lt;roomNumber&gt;<text:span text:style-name="T15">roomNumber</text:span>&lt;/roomNumber&gt;</text:p>
      <text:p text:style-name="P9"><text:s text:c="16"/>&lt;serviceAttribute&gt;</text:p>
      <text:p text:style-name="P8"><text:span text:style-name="T1"><text:s text:c="20"/>&lt;name&gt;</text:span>name<text:span text:style-name="T1">&lt;/name&gt;</text:span></text:p>
      <text:p text:style-name="P8"><text:span text:style-name="T1"><text:s text:c="20"/>&lt;value&gt;</text:span>value<text:span text:style-name="T1">&lt;/value&gt;</text:span></text:p>
      <text:p text:style-name="P9"><text:s text:c="16"/>&lt;/serviceAttribute&gt;</text:p>
      <text:p text:style-name="P9"><text:s text:c="12"/>&lt;/serviceDetails&gt;</text:p>
      <text:p text:style-name="P9"><text:s text:c="8"/>&lt;/quittanceInfo&gt;</text:p>
      <text:p text:style-name="P9"><text:s text:c="4"/>&lt;/quittanceDebtInfo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p text:style-name="P14">Формат ответа имеет иерархическую структуру:</text:p>
      <text:list xml:id="list744745140" text:style-name="L4">
        <text:list-item>
          <text:p text:style-name="P69"><text:span text:style-name="T17">quittanceDebtInfo</text:span> <text:span text:style-name="T6">содержит от 0 до нескольких </text:span><text:span text:style-name="T17">quittanceInfo</text:span>, <text:span text:style-name="T6">содержащих информации о </text:span><text:span text:style-name="T6">квитанциях с </text:span><text:span text:style-name="T6">суммами к оплате для отдельного лица</text:span></text:p>
        </text:list-item>
        <text:list-item>
          <text:p text:style-name="P71"><text:span text:style-name="T4">quittanceInfo</text:span> <text:span text:style-name="T5">содержит от 1 до нескольких </text:span><text:span text:style-name="T4">serviceDetails</text:span>, с<text:span text:style-name="T5">одержащих информацию о сумме к оплате для отдельной услуги</text:span></text:p>
        </text:list-item>
        <text:list-item>
          <text:p text:style-name="P71"><text:span text:style-name="T4">serviceDetails</text:span> <text:span text:style-name="T5">содержит от 0 до нескольких </text:span><text:span text:style-name="T4">serviceAttribute</text:span>, с<text:span text:style-name="T5">одержащих дополнительную информацию</text:span></text:p>
        </text:list-item>
      </text:list>
      <text:h text:style-name="Heading_20_3" text:outline-level="3">Структура <text:s/><text:span text:style-name="T21">quittanceDebtInfo</text:span></text:h>
      <text:list xml:id="list1528589133" text:style-name="L5">
        <text:list-item>
          <text:p text:style-name="P85"><text:span text:style-name="T2">requestId</text:span> – <text:span text:style-name="T6">уникальный идентификатор соответствующего запроса</text:span></text:p>
        </text:list-item>
        <text:list-item>
          <text:p text:style-name="P76"><text:span text:style-name="T3">statusCode</text:span><text:span text:style-name="T15"> —</text:span><text:span text:style-name="T6"> код статуса ответа, возможные значения:</text:span></text:p>
        </text:list-item>
      </text:list>
      <text:p text:style-name="P2"><text:tab/>1 — ОК, запрос успешно обработан</text:p>
      <text:p text:style-name="P2"><text:tab/><text:span text:style-name="T16">8 – </text:span>неверные аутентификационные данные</text:p>
      <text:p text:style-name="P2"><text:tab/>9 — неизвестный запрос</text:p>
      <text:p text:style-name="P2"><text:tab/>10 — квитанция (информация о задолженности) не найдена</text:p>
      <text:p text:style-name="P2"><text:tab/>11 — счёт не найден</text:p>
      <text:p text:style-name="P2"><text:tab/>12 — квартира (адрес) не найден</text:p>
      <text:p text:style-name="P2"><text:tab/>13 — неверный номер квитанции</text:p>
      <text:p text:style-name="P2"><text:tab/>14 — внутренняя ошибка поиска</text:p>
      <text:p text:style-name="P2"><text:tab/>15 — превышен таймаут поиска</text:p>
      <text:list xml:id="list592522009" text:continue-numbering="true" text:style-name="L5">
        <text:list-item>
          <text:p text:style-name="P109"><text:span text:style-name="T3">statusMessage — </text:span><text:span text:style-name="T23">текстовое сообщение о статусе ответа, соответствующее </text:span><text:span text:style-name="T3">statusCode</text:span></text:p>
        </text:list-item>
      </text:list>
      <text:h text:style-name="Heading_20_3" text:outline-level="3">Структура quittanceInfo</text:h>
      <text:list xml:id="list171857314" text:style-name="L6">
        <text:list-item>
          <text:p text:style-name="P77"><text:span text:style-name="T3">quittanceNumber</text:span><text:span text:style-name="T15"> —</text:span><text:span text:style-name="T6"> номер квитанции</text:span></text:p>
        </text:list-item>
        <text:list-item>
          <text:p text:style-name="P78"><text:span text:style-name="T3">accountNumber</text:span><text:span text:style-name="T15"> —</text:span><text:span text:style-name="T6"> номер счёта</text:span></text:p>
        </text:list-item>
        <text:list-item>
          <text:p text:style-name="P77"><text:span text:style-name="T2">creationDate</text:span> —<text:span text:style-name="T6"> дата формирования квитанции</text:span></text:p>
        </text:list-item>
        <text:list-item>
          <text:p text:style-name="P78"><text:span text:style-name="T3">personFirstName</text:span><text:span text:style-name="T15"> —</text:span><text:span text:style-name="T6"> имя лица</text:span></text:p>
        </text:list-item>
        <text:list-item>
          <text:p text:style-name="P78"><text:span text:style-name="T3">personMiddleName</text:span><text:span text:style-name="T15"> —</text:span><text:span text:style-name="T6"> отчество лица</text:span></text:p>
        </text:list-item>
        <text:list-item>
          <text:p text:style-name="P78"><text:span text:style-name="T3">personLastName</text:span><text:span text:style-name="T15"> —</text:span><text:span text:style-name="T6"> фамилия лица</text:span></text:p>
        </text:list-item>
        <text:list-item>
          <text:p text:style-name="P78"><text:span text:style-name="T3">country</text:span><text:span text:style-name="T15"> —</text:span><text:span text:style-name="T6"> название <text:s/>страны</text:span></text:p>
        </text:list-item>
        <text:list-item>
          <text:p text:style-name="P78"><text:span text:style-name="T3">region</text:span><text:span text:style-name="T15"> </text:span><text:span text:style-name="T6">- название региона</text:span></text:p>
        </text:list-item>
        <text:list-item>
          <text:p text:style-name="P78"><text:span text:style-name="T3">townName</text:span><text:span text:style-name="T15"> —</text:span><text:span text:style-name="T6"> название населённого пункта</text:span></text:p>
        </text:list-item>
        <text:list-item>
          <text:p text:style-name="P86"><text:span text:style-name="T18">townType</text:span><text:span text:style-name="T22"> —</text:span><text:span text:style-name="T6"> тип населённого пункта</text:span></text:p>
        </text:list-item>
        <text:list-item>
          <text:p text:style-name="P78"><text:span text:style-name="T3">streetName</text:span><text:span text:style-name="T15"> —</text:span><text:span text:style-name="T6"> название улицы</text:span></text:p>
        </text:list-item>
        <text:list-item>
          <text:p text:style-name="P78"><text:soft-page-break/><text:span text:style-name="T3">streetType</text:span><text:span text:style-name="T15"> —</text:span><text:span text:style-name="T6"> тип улицы (ул., пр-т, пер. и т.п.)</text:span></text:p>
        </text:list-item>
        <text:list-item>
          <text:p text:style-name="P78"><text:span text:style-name="T3">buildingNumber</text:span><text:span text:style-name="T15"> —</text:span><text:span text:style-name="T6"> номер здания</text:span></text:p>
        </text:list-item>
        <text:list-item>
          <text:p text:style-name="P78"><text:span text:style-name="T3">buildingBulk</text:span><text:span text:style-name="T15"> —</text:span><text:span text:style-name="T6"> </text:span><text:bookmark-start text:name="__DdeLink__3236_829233756"/><text:span text:style-name="T6">номер корпуса здания</text:span><text:bookmark-end text:name="__DdeLink__3236_829233756"/></text:p>
        </text:list-item>
        <text:list-item>
          <text:p text:style-name="P78"><text:span text:style-name="T3">apartmentNumber</text:span><text:span text:style-name="T15"> —</text:span><text:span text:style-name="T6"> номер квартиры</text:span></text:p>
        </text:list-item>
        <text:list-item>
          <text:p text:style-name="P77"><text:span text:style-name="T3">totalToPay</text:span><text:span text:style-name="T23"> —</text:span><text:span text:style-name="T14"> общая сумма к оплате</text:span></text:p>
        </text:list-item>
        <text:list-item>
          <text:p text:style-name="P86"><text:span text:style-name="T18">totalPayed</text:span> —<text:span text:style-name="T6"> общая сумма оплаченной задолженности</text:span></text:p>
        </text:list-item>
      </text:list>
      <text:h text:style-name="Heading_20_3" text:outline-level="3">Структура serviceDetails</text:h>
      <text:list xml:id="list692077477" text:style-name="L7">
        <text:list-item>
          <text:p text:style-name="P53"><text:span text:style-name="T2">serviceId –</text:span><text:span text:style-name="T24"> </text:span><text:span text:style-name="T13">идентификатор услуги</text:span></text:p>
        </text:list-item>
        <text:list-item>
          <text:p text:style-name="P58"><text:span text:style-name="T18">serviceName –</text:span><text:span text:style-name="T20"> </text:span><text:span text:style-name="T14">наименование</text:span><text:span text:style-name="T20"> </text:span><text:span text:style-name="T14">услуги</text:span></text:p>
        </text:list-item>
        <text:list-item>
          <text:p text:style-name="P53"><text:span text:style-name="T2">incomingBalance</text:span> —<text:span text:style-name="T5"> входящее сальдо</text:span></text:p>
        </text:list-item>
        <text:list-item>
          <text:p text:style-name="P72"><text:span text:style-name="T2">outgoingBalance</text:span> —<text:span text:style-name="T5"> исходящее сальдо</text:span></text:p>
        </text:list-item>
        <text:list-item>
          <text:p text:style-name="P72"><text:span text:style-name="T2">amount</text:span> <text:span text:style-name="T5">- сумма</text:span></text:p>
        </text:list-item>
        <text:list-item>
          <text:p text:style-name="P87"><text:span text:style-name="T18">serviceProviderAccount</text:span> —<text:span text:style-name="T6"> номер счёта у поставщика услуг</text:span></text:p>
        </text:list-item>
        <text:list-item>
          <text:p text:style-name="P56"><text:span text:style-name="T3">personFirstName</text:span><text:span text:style-name="T15"> —</text:span><text:span text:style-name="T6"> имя лица</text:span></text:p>
        </text:list-item>
        <text:list-item>
          <text:p text:style-name="P79"><text:span text:style-name="T3">personMiddleName</text:span><text:span text:style-name="T15"> —</text:span><text:span text:style-name="T6"> отчество лица</text:span></text:p>
        </text:list-item>
        <text:list-item>
          <text:p text:style-name="P79"><text:span text:style-name="T3">personLastName</text:span><text:span text:style-name="T15"> —</text:span><text:span text:style-name="T6"> фамилия лица</text:span></text:p>
        </text:list-item>
        <text:list-item>
          <text:p text:style-name="P79"><text:span text:style-name="T3">townName</text:span><text:span text:style-name="T15"> —</text:span><text:span text:style-name="T6"> название населённого пункта</text:span></text:p>
        </text:list-item>
        <text:list-item>
          <text:p text:style-name="P87"><text:span text:style-name="T18">townType</text:span><text:span text:style-name="T22"> —</text:span><text:span text:style-name="T6"> тип населённого пункта</text:span></text:p>
        </text:list-item>
        <text:list-item>
          <text:p text:style-name="P87"><text:span text:style-name="T18">streetName</text:span><text:span text:style-name="T22"> —</text:span><text:span text:style-name="T6"> название улицы</text:span></text:p>
        </text:list-item>
        <text:list-item>
          <text:p text:style-name="P79"><text:span text:style-name="T3">streetType</text:span><text:span text:style-name="T15"> —</text:span><text:span text:style-name="T6"> тип улицы (ул., пр-т, пер. и т.п.)</text:span></text:p>
        </text:list-item>
        <text:list-item>
          <text:p text:style-name="P79"><text:span text:style-name="T3">buildingNumber</text:span><text:span text:style-name="T15"> —</text:span><text:span text:style-name="T6"> номер здания</text:span></text:p>
        </text:list-item>
        <text:list-item>
          <text:p text:style-name="P79"><text:span text:style-name="T3">buildingBulk</text:span><text:span text:style-name="T15"> —</text:span><text:span text:style-name="T6"> номер корпуса здания</text:span></text:p>
        </text:list-item>
        <text:list-item>
          <text:p text:style-name="P79"><text:span text:style-name="T3">apartmentNumber</text:span><text:span text:style-name="T15"> —</text:span><text:span text:style-name="T6"> номер квартиры</text:span></text:p>
        </text:list-item>
        <text:list-item>
          <text:p text:style-name="P87"><text:span text:style-name="T18">room</text:span><text:span text:style-name="T9">Number</text:span> —<text:span text:style-name="T6"> номер комнаты в квартире (для коммуналок)</text:span></text:p>
        </text:list-item>
        <text:list-item>
          <text:p text:style-name="P72"><text:span text:style-name="T2">expence</text:span> <text:span text:style-name="T5">- расход</text:span></text:p>
        </text:list-item>
        <text:list-item>
          <text:p text:style-name="P72"><text:span text:style-name="T2">rate</text:span> <text:span text:style-name="T5">- тариф</text:span></text:p>
        </text:list-item>
        <text:list-item>
          <text:p text:style-name="P72"><text:span text:style-name="T2">recalculation</text:span> —<text:span text:style-name="T5"> сумма перерасчёта</text:span></text:p>
        </text:list-item>
        <text:list-item>
          <text:p text:style-name="P72"><text:span text:style-name="T2">benefit</text:span> —<text:span text:style-name="T5"> сумма льготы</text:span></text:p>
        </text:list-item>
        <text:list-item>
          <text:p text:style-name="P72"><text:span text:style-name="T2">subsidy</text:span> —<text:span text:style-name="T5"> сумма субсидии</text:span></text:p>
        </text:list-item>
        <text:list-item>
          <text:p text:style-name="P72"><text:span text:style-name="T2">payment</text:span> —<text:span text:style-name="T5"> сумма платежа</text:span></text:p>
        </text:list-item>
        <text:list-item>
          <text:p text:style-name="P72"><text:span text:style-name="T2">payed</text:span> —<text:span text:style-name="T5"> оплаченная сумма</text:span></text:p>
        </text:list-item>
        <text:list-item>
          <text:p text:style-name="P79"><text:span text:style-name="T3">country</text:span><text:span text:style-name="T15"> —</text:span><text:span text:style-name="T6"> название страны</text:span></text:p>
        </text:list-item>
        <text:list-item>
          <text:p text:style-name="P79"><text:span text:style-name="T3">region</text:span><text:span text:style-name="T15"> —</text:span><text:span text:style-name="T6"> название региона</text:span></text:p>
          <text:p text:style-name="P89"/>
        </text:list-item>
      </text:list>
      <text:h text:style-name="Heading_20_3" text:outline-level="3">Структура serviceAttribute</text:h>
      <text:list xml:id="list1614637284" text:style-name="L8">
        <text:list-item>
          <text:p text:style-name="P73"><text:span text:style-name="T2">name</text:span> —<text:span text:style-name="T5"> имя атрибута</text:span></text:p>
        </text:list-item>
        <text:list-item>
          <text:p text:style-name="P73"><text:span text:style-name="T2">value</text:span> —<text:span text:style-name="T5"> значение атрибута</text:span></text:p>
        </text:list-item>
      </text:list>
      <text:h text:style-name="P116" text:outline-level="1">Получение информации о задолженностях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getDebtInfo&gt;</text:p>
      <text:p text:style-name="P36"><text:s text:c="8"/>&lt;requestId&gt;<text:span text:style-name="T15">requestId</text:span>&lt;/requestId&gt;</text:p>
      <text:p text:style-name="P37"><text:span text:style-name="T1"><text:s text:c="8"/>&lt;searchType&gt;</text:span><text:span text:style-name="T15">searchType</text:span><text:span text:style-name="T1">&lt;/searchType&gt;</text:span></text:p>
      <text:p text:style-name="P37"><text:span text:style-name="T1"><text:s text:c="8"/>&lt;searchCriteria&gt;</text:span><text:span text:style-name="T15">searchCriteria</text:span><text:span text:style-name="T1">&lt;/searchCriteria&gt;</text:span></text:p>
      <text:p text:style-name="P36"><text:s text:c="4"/>&lt;/getDebtInfo&gt;</text:p>
      <text:p text:style-name="P37"><text:s text:c="4"/><text:span text:style-name="T1">&lt;login&gt;</text:span>username<text:span text:style-name="T1">&lt;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p text:style-name="P4"/>
      <text:list xml:id="list1613708710" text:continue-list="list1138127470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46"><text:span text:style-name="T15">searchType —</text:span><text:span text:style-name="T6"> тип поиска, возможные значения:</text:span></text:p>
        </text:list-item>
      </text:list>
      <text:p text:style-name="P1"><text:tab/>1 — по номеру лицевого счёта</text:p>
      <text:p text:style-name="P1"><text:tab/>2 — по номеру квитанции</text:p>
      <text:p text:style-name="P1"><text:tab/>3 — по глобальному идентификатору (мастер-индексу) квартиры</text:p>
      <text:p text:style-name="P39"><text:tab/>4 — по номеру лицевого счёта поставщика услуг (возвращается информация о всех л/с, номер которых совпадает с критерием поиска)</text:p>
      <text:p text:style-name="P39"><text:tab/>5 — по адресу, полученному по номеру лицевого счёта поставщика услуг (возвращается информация о всех л/с, находящихся по тому же адресу, что и лицевые счета с номером, совпадающим с критерием поиска)</text:p>
      <text:p text:style-name="P39"><text:tab/><text:span text:style-name="T16">6</text:span> — по адресу, вычисленному с помощью номера лицевого счёта у поставщика услуг, если номер 9-тизначный и первые две цифры начинаются на 10; иначе по номеру лицевого счета у поставщика услуг</text:p>
      <text:p text:style-name="P41"><text:span text:style-name="T16"><text:tab/>7</text:span> — по номеру лицевого счёта МБ КВП ЖКС</text:p>
      <text:p text:style-name="P41"><text:tab/><text:span text:style-name="T16">8</text:span> — по адресу, полученному по номеру лицевого счёта МБ КВП ЖКС (возвращается информация о всех л/с, находящихся по тому же адресу, что и лицевые счета с номером, совпадающим с критерием поиска)</text:p>
      <text:list xml:id="list1654326506" text:continue-numbering="true" text:style-name="L3">
        <text:list-item>
          <text:p text:style-name="P46"><text:span text:style-name="T15">searchCriteria – </text:span><text:span text:style-name="T6">критерий поиска, в зависимости от типа поиска это: номер лицевого счёта, номер квитанции, глобальный идентификатор квартиры, </text:span></text:p>
          <text:p text:style-name="P49"><text:tab/>1 — [идентификатор услуги:]номер лицевого счёта</text:p>
          <text:p text:style-name="P49"><text:tab/>2 — [идентификатор услуги:]номер квитанции</text:p>
          <text:p text:style-name="P49"><text:tab/>3 — [идентификатор услуги:]глобальный идентификатор квартиры</text:p>
          <text:p text:style-name="P49"><text:tab/>4 — [идентификатор услуги:]номер лицевого счёта у поставщика услуг</text:p>
          <text:p text:style-name="P49"><text:tab/>5 — [идентификатор услуги:]номер лицевого счёта у поставщика услуг</text:p>
          <text:list>
            <text:list-item>
              <text:list>
                <text:list-header>
                  <text:p text:style-name="P49">6 — [идентификатор услуги:]номер лицевого счёта у поставщика услуг</text:p>
                </text:list-header>
              </text:list>
            </text:list-item>
          </text:list>
          <text:p text:style-name="P49"><text:tab/>7 — номер лицевого счёта МБ КВП ЖКС</text:p>
          <text:p text:style-name="P65">8 — номер лицевого счёта МБ КВП ЖКС</text:p>
        </text:list-item>
      </text:list>
      <text:p text:style-name="P39"/>
      <text:p text:style-name="P4">Критерий поиска 1, 2 и 3 типов может быть как с дополнительной фильтрацией по услуге в формате вида: «1234:123456», так и <text:s/>с поиском полной информации в формате вида: «123456». В первом случае в результат поиска попадает задолженность по услуге, заданной идентификатором услуги, <text:s/>а во втором случае в результат поиска попадает все найденные задолженности.</text:p>
      <text:p text:style-name="P4">Критерий поиска 4, 5 и 6 типов может иметь как уточненный формат вида: «1234:123456», <text:soft-page-break/>так и обобщенный формат: «123456». В первом случае поиск ведется только по лицевым счетам конкретного поставщика услуг, заданного идентификатором услуги, <text:s/>а во втором случае поиск лицевого счета производится по всем зарегестрированным в системе поставщикам услуг.</text:p>
      <text:list xml:id="list1471767806" text:continue-numbering="true" text:style-name="L3">
        <text:list-header>
          <text:p text:style-name="P49"/>
        </text:list-header>
      </text:list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debtInfo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9"><text:s text:c="8"/>&lt;serviceDetails&gt;</text:p>
      <text:p text:style-name="P8"><text:s text:c="4"/><text:span text:style-name="T1"><text:s text:c="4"/></text:span><text:s text:c="4"/><text:span text:style-name="T1">&lt;serviceId&gt;</text:span>serviceId<text:span text:style-name="T1">&lt;/serviceId&gt;</text:span></text:p>
      <text:p text:style-name="P8"><text:s text:c="8"/><text:span text:style-name="T1"><text:s text:c="4"/>&lt;serviceName&gt;</text:span>serviceName<text:span text:style-name="T1">&lt;/serviceName&gt;</text:span></text:p>
      <text:p text:style-name="P8"><text:span text:style-name="T1"><text:s text:c="12"/>&lt;amount&gt;</text:span>amount<text:span text:style-name="T1">&lt;/amount&gt;</text:span></text:p>
      <text:p text:style-name="P8"><text:span text:style-name="T1"><text:s text:c="12"/>&lt;serviceProviderAccount&gt;</text:span>serviceProviderAccount<text:span text:style-name="T1">&lt;/serviceProviderAccount&gt;</text:span></text:p>
      <text:p text:style-name="P11"><text:s text:c="12"/>&lt;personFirstName&gt;<text:span text:style-name="T15">personFirstName</text:span>&lt;/personFirstName&gt;</text:p>
      <text:p text:style-name="P9"><text:s text:c="12"/>&lt;personMiddleName&gt;<text:span text:style-name="T15">personMiddleName</text:span>&lt;/personMiddleName&gt;</text:p>
      <text:p text:style-name="P9"><text:s text:c="12"/>&lt;personLastName&gt;<text:span text:style-name="T15">personLastName</text:span>&lt;/personLastName&gt;</text:p>
      <text:p text:style-name="P9"><text:s text:c="12"/><text:span text:style-name="T5">&lt;town</text:span>Name<text:span text:style-name="T5">&gt;</text:span><text:span text:style-name="T6">town</text:span><text:span text:style-name="T15">Name</text:span><text:span text:style-name="T5">&lt;/town</text:span>Name<text:span text:style-name="T5">&gt;</text:span></text:p>
      <text:p text:style-name="P9"><text:s text:c="12"/><text:span text:style-name="T5">&lt;townT</text:span>ype<text:span text:style-name="T5">&gt;</text:span><text:span text:style-name="T6">townT</text:span><text:span text:style-name="T15">ype</text:span><text:span text:style-name="T5">&lt;/townT</text:span>ype<text:span text:style-name="T5">&gt;</text:span></text:p>
      <text:p text:style-name="P9"><text:s text:c="12"/>&lt;streetName&gt;<text:span text:style-name="T15">streetName</text:span>&lt;/streetName&gt;</text:p>
      <text:p text:style-name="P9"><text:s text:c="12"/>&lt;streetType&gt;<text:span text:style-name="T15">streetType</text:span>&lt;/streetType&gt;</text:p>
      <text:p text:style-name="P9"><text:s text:c="12"/>&lt;buildingNumber&gt;<text:span text:style-name="T15">buildingNumber</text:span>&lt;/buildingNumber&gt;</text:p>
      <text:p text:style-name="P9"><text:s text:c="12"/>&lt;buildingBulk&gt;<text:span text:style-name="T15">buildingBulk</text:span>&lt;/buildingBulk&gt;</text:p>
      <text:p text:style-name="P9"><text:s text:c="12"/>&lt;apartmentNumber&gt;<text:span text:style-name="T15">apartmentNumber</text:span>&lt;/apartmentNumber&gt;</text:p>
      <text:p text:style-name="P9"><text:s text:c="12"/>&lt;roomNumber&gt;<text:span text:style-name="T15">roomNumber</text:span>&lt;/roomNumber&gt;</text:p>
      <text:p text:style-name="P9"><text:s text:c="8"/>&lt;/serviceDetails&gt;</text:p>
      <text:p text:style-name="P9"><text:s text:c="4"/>&lt;/debtInfo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list xml:id="list337013746" text:style-name="L9">
        <text:list-item>
          <text:p text:style-name="P99"><text:span text:style-name="T2">requestId</text:span> – <text:span text:style-name="T6">уникальный идентификатор соответствующего запроса</text:span></text:p>
        </text:list-item>
        <text:list-item>
          <text:p text:style-name="P81"><text:span text:style-name="T3">statusCode</text:span><text:span text:style-name="T15"> —</text:span><text:span text:style-name="T6"> код статуса ответа, возможные значения:</text:span></text:p>
        </text:list-item>
      </text:list>
      <text:p text:style-name="P2"><text:tab/>1 — ОК, запрос успешно обработан</text:p>
      <text:p text:style-name="P2"><text:tab/><text:span text:style-name="T16">8 – </text:span>неверные аутентификационные данные</text:p>
      <text:p text:style-name="P2"><text:tab/>9 — неизвестный запрос</text:p>
      <text:p text:style-name="P2"><text:tab/>10 — информация о задолженности не найдена</text:p>
      <text:p text:style-name="P2"><text:tab/>11 — счёт не найден</text:p>
      <text:p text:style-name="P2"><text:tab/>12 — квартира (адрес) не найден</text:p>
      <text:p text:style-name="P2"><text:tab/>14 — внутренняя ошибка поиска</text:p>
      <text:p text:style-name="P2"><text:tab/>15 — превышен таймаут поиска</text:p>
      <text:p text:style-name="P3"><text:tab/>16— услуга не найдена</text:p>
      <text:list xml:id="list1637405804" text:continue-numbering="true" text:style-name="L9">
        <text:list-item>
          <text:p text:style-name="P110"><text:span text:style-name="T2">statusMessage — </text:span><text:span text:style-name="T24">текстовое сообщение о статусе ответа, соответствующее </text:span><text:span text:style-name="T2">statusCode</text:span></text:p>
        </text:list-item>
      </text:list>
      <text:p text:style-name="P38"/>
      <text:p text:style-name="P14">Формат ответа имеет иерархическую структуру:</text:p>
      <text:list xml:id="list188412861" text:style-name="L10">
        <text:list-item>
          <text:p text:style-name="P82"><text:span text:style-name="T4">debtInfo</text:span><text:span text:style-name="T15"> </text:span><text:span text:style-name="T6">содержит от 1 до нескольких </text:span><text:span text:style-name="T4">serviceDetails</text:span><text:span text:style-name="T15">, с</text:span><text:span text:style-name="T6">одержащих информацию о сумме к оплате для отдельной услуги</text:span></text:p>
        </text:list-item>
      </text:list>
      <text:h text:style-name="Heading_20_3" text:outline-level="3"><text:soft-page-break/>Структура serviceDetails</text:h>
      <text:list xml:id="list1507241897" text:style-name="L11">
        <text:list-item>
          <text:p text:style-name="P54"><text:span text:style-name="T2">serviceId –</text:span><text:span text:style-name="T24"> </text:span><text:span text:style-name="T13">идентификатор услуги</text:span></text:p>
        </text:list-item>
        <text:list-item>
          <text:p text:style-name="P59"><text:span text:style-name="T18">serviceName –</text:span><text:span text:style-name="T20"> </text:span><text:span text:style-name="T14">наименование</text:span><text:span text:style-name="T20"> </text:span><text:span text:style-name="T14">услуги</text:span></text:p>
        </text:list-item>
        <text:list-item>
          <text:p text:style-name="P74"><text:span text:style-name="T2">amount</text:span> <text:span text:style-name="T5">- сумма</text:span></text:p>
        </text:list-item>
        <text:list-item>
          <text:p text:style-name="P100"><text:span text:style-name="T18">serviceProviderAccount</text:span> —<text:span text:style-name="T6"> номер лицевого счёта поставщика услуги</text:span></text:p>
        </text:list-item>
        <text:list-item>
          <text:p text:style-name="P57"><text:span text:style-name="T3">personFirstName</text:span><text:span text:style-name="T15"> —</text:span><text:span text:style-name="T6"> имя лица</text:span></text:p>
        </text:list-item>
        <text:list-item>
          <text:p text:style-name="P80"><text:span text:style-name="T3">personMiddleName</text:span><text:span text:style-name="T15"> —</text:span><text:span text:style-name="T6"> отчество лица</text:span></text:p>
        </text:list-item>
        <text:list-item>
          <text:p text:style-name="P80"><text:span text:style-name="T3">personLastName</text:span><text:span text:style-name="T15"> —</text:span><text:span text:style-name="T6"> фамилия лица</text:span></text:p>
        </text:list-item>
        <text:list-item>
          <text:p text:style-name="P80"><text:span text:style-name="T3">townName</text:span><text:span text:style-name="T15"> —</text:span><text:span text:style-name="T6"> название населённого пункта</text:span></text:p>
        </text:list-item>
        <text:list-item>
          <text:p text:style-name="P100"><text:span text:style-name="T19">town</text:span><text:span text:style-name="T19">Type</text:span> —<text:span text:style-name="T6"> тип населённого пункта</text:span></text:p>
        </text:list-item>
        <text:list-item>
          <text:p text:style-name="P80"><text:span text:style-name="T3">streetName</text:span><text:span text:style-name="T15"> —</text:span><text:span text:style-name="T6"> название улицы</text:span></text:p>
        </text:list-item>
        <text:list-item>
          <text:p text:style-name="P80"><text:span text:style-name="T3">streetType</text:span><text:span text:style-name="T15"> —</text:span><text:span text:style-name="T6"> тип улицы (ул., пр-т, пер. и т.п.)</text:span></text:p>
        </text:list-item>
        <text:list-item>
          <text:p text:style-name="P80"><text:span text:style-name="T3">buildingNumber</text:span><text:span text:style-name="T15"> —</text:span><text:span text:style-name="T6"> номер здания</text:span></text:p>
        </text:list-item>
        <text:list-item>
          <text:p text:style-name="P80"><text:span text:style-name="T3">buildingBulk</text:span><text:span text:style-name="T15"> —</text:span><text:span text:style-name="T6"> номер корпуса здания</text:span></text:p>
        </text:list-item>
        <text:list-item>
          <text:p text:style-name="P80"><text:span text:style-name="T3">apartmentNumber</text:span><text:span text:style-name="T15"> —</text:span><text:span text:style-name="T6"> номер квартиры</text:span></text:p>
        </text:list-item>
        <text:list-item>
          <text:p text:style-name="P100"><text:span text:style-name="T18">room</text:span><text:span text:style-name="T9">Number</text:span> —<text:span text:style-name="T6"> номер комнаты в квартире (для коммуналок)</text:span></text:p>
        </text:list-item>
      </text:list>
      <text:p text:style-name="P14"/>
      <text:list xml:id="list585373615" text:continue-numbering="true" text:style-name="L11">
        <text:list-header>
          <text:p text:style-name="P90"/>
        </text:list-header>
      </text:list>
      <text:h text:style-name="P116" text:outline-level="1"><text:span text:style-name="T5">Оплата</text:span> задолженностей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payDebt&gt;</text:p>
      <text:p text:style-name="P36"><text:s text:c="8"/>&lt;requestId&gt;<text:span text:style-name="T15">requestId</text:span>&lt;/requestId&gt;</text:p>
      <text:p text:style-name="P37"><text:span text:style-name="T1"><text:s text:c="8"/>&lt;totalPaySum&gt;</text:span><text:span text:style-name="T15">totalPaySum</text:span><text:span text:style-name="T1">&lt;/totalPaySum&gt;</text:span></text:p>
      <text:p text:style-name="P36"><text:s text:c="8"/>&lt;servicePayDetails&gt;</text:p>
      <text:p text:style-name="P37"><text:span text:style-name="T1"><text:s text:c="11"/>&lt;serviceId&gt;</text:span><text:span text:style-name="T15">serviceId</text:span><text:span text:style-name="T1">&lt;/serviceId&gt;</text:span></text:p>
      <text:p text:style-name="P37"><text:span text:style-name="T1"><text:s text:c="11"/>&lt;serviceProviderAccount&gt;</text:span><text:span text:style-name="T15">serviceProviderAccount</text:span><text:span text:style-name="T1">&lt;/serviceProviderAccount&gt;</text:span></text:p>
      <text:p text:style-name="P37"><text:span text:style-name="T1"><text:s text:c="11"/>&lt;paySum&gt;p</text:span><text:span text:style-name="T15">aySum</text:span><text:span text:style-name="T1">&lt;/paySum&gt;</text:span></text:p>
      <text:p text:style-name="P12"><text:span text:style-name="T1"><text:s text:c="8"/>&lt;</text:span>/<text:span text:style-name="T1">servicePayDetails&gt;</text:span></text:p>
      <text:p text:style-name="P36"><text:s text:c="4"/>&lt;/payDebt&gt;</text:p>
      <text:p text:style-name="P37"><text:s text:c="4"/><text:span text:style-name="T1">&lt;login&gt;</text:span>username<text:span text:style-name="T1">&lt;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list xml:id="list281611601" text:continue-list="list1471767806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44"><text:span text:style-name="T18">totalPaySum</text:span> —<text:span text:style-name="T6"> общая сумма оплаченных задолженностей</text:span></text:p>
        </text:list-item>
      </text:list>
      <text:p text:style-name="P1"><text:tab/></text:p>
      <text:p text:style-name="P14">Формат запроса имеет иерархическую структуру:</text:p>
      <text:list xml:id="list180970121" text:continue-list="list188412861" text:style-name="L10">
        <text:list-item>
          <text:p text:style-name="P94"><text:span text:style-name="T4">payDebt</text:span><text:span text:style-name="T15"> содержит от 1 до нескольких </text:span><text:span text:style-name="T4">servicePayDetails</text:span><text:span text:style-name="T15">, содержащих информацию о сумме к оплате для отдельной услуги</text:span></text:p>
        </text:list-item>
      </text:list>
      <text:h text:style-name="Heading_20_3" text:outline-level="3">Структура <text:span text:style-name="T16">servicePayDetails</text:span></text:h>
      <text:list xml:id="list1944945831" text:continue-numbering="true" text:style-name="L10">
        <text:list-item>
          <text:p text:style-name="P55"><text:span text:style-name="T2">serviceId –</text:span><text:span text:style-name="T24"> </text:span><text:span text:style-name="T13">идентификатор услуги</text:span></text:p>
        </text:list-item>
        <text:list-item>
          <text:p text:style-name="P75"><text:span text:style-name="T11">serviceProviderAccount</text:span><text:span text:style-name="T13"> — номер счёта у поставщика услуг</text:span></text:p>
        </text:list-item>
        <text:list-item>
          <text:p text:style-name="P101"><text:span text:style-name="T17">p</text:span><text:span text:style-name="T18">aySum</text:span> —<text:span text:style-name="T6"> сумма оплаты за услугу</text:span></text:p>
        </text:list-item>
      </text:list>
      <text:list xml:id="list1077420842" text:continue-list="list281611601" text:style-name="L3">
        <text:list-header>
          <text:p text:style-name="P49"/>
        </text:list-header>
      </text:list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payInfo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operationId&gt;</text:span><text:span text:style-name="T15">operationId</text:span><text:span text:style-name="T1">&lt;/operation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9"><text:s text:c="8"/>&lt;servicePayInfo&gt;</text:p>
      <text:p text:style-name="P10"><text:span text:style-name="T1"><text:s text:c="12"/>&lt;serviceId&gt;</text:span><text:span text:style-name="T15">serviceId</text:span><text:span text:style-name="T1">&lt;/serviceId&gt;</text:span></text:p>
      <text:p text:style-name="P10"><text:span text:style-name="T1"><text:s text:c="12"/>&lt;documentId&gt;</text:span><text:span text:style-name="T15">documentId</text:span><text:span text:style-name="T1">&lt;/documentId&gt;</text:span></text:p>
      <text:p text:style-name="P10"><text:span text:style-name="T1"><text:s text:c="12"/>&lt;serviceStatusCode&gt;</text:span><text:span text:style-name="T15">statusCode</text:span><text:span text:style-name="T1">&lt;/statusCode&gt;</text:span></text:p>
      <text:p text:style-name="P10"><text:span text:style-name="T1"><text:s text:c="12"/>&lt;serviceStatusMessage&gt;</text:span><text:span text:style-name="T15">statusMessage</text:span><text:span text:style-name="T1">&lt;/statusMessage&gt;</text:span></text:p>
      <text:p text:style-name="P9"><text:s text:c="9"/>&lt;/servicePayInfo&gt;</text:p>
      <text:p text:style-name="P9"><text:s text:c="4"/>&lt;/payInfo&gt;</text:p>
      <text:p text:style-name="P9"><text:s text:c="4"/>&lt;signature&gt;<text:span text:style-name="T15">responseSignature</text:span>&lt;/signature&gt;</text:p>
      <text:p text:style-name="P9"><text:soft-page-break/>&lt;/response&gt;</text:p>
      <text:p text:style-name="P13"/>
      <text:p text:style-name="P4">Параметры ответа:</text:p>
      <text:list xml:id="list1807502655" text:continue-numbering="true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95"><text:span text:style-name="T3">operationId </text:span><text:span text:style-name="T23">— идентификатор операции оплаты задолженностей</text:span></text:p>
        </text:list-item>
        <text:list-item>
          <text:p text:style-name="P83"><text:span text:style-name="T3">statusCode</text:span><text:span text:style-name="T15"> —</text:span><text:span text:style-name="T6"> код статуса ответа, возможные значения:</text:span></text:p>
          <text:p text:style-name="P91"><text:tab/>1 — ОК, запрос успешно обработан</text:p>
          <text:p text:style-name="P102"><text:span text:style-name="T6"><text:tab/></text:span>8 <text:span text:style-name="T6">—</text:span> <text:span text:style-name="T6">неверные аутентификационные данные</text:span></text:p>
          <text:p text:style-name="P91"><text:tab/>9 — неизвестный запрос</text:p>
          <text:p text:style-name="P91"><text:tab/>14 — внутренняя ошибка </text:p>
          <text:p text:style-name="P91"><text:tab/>15 — превышен таймаут</text:p>
          <text:p text:style-name="P102"><text:span text:style-name="T6"><text:tab/>18 — </text:span><text:span text:style-name="T7">запрос не обработан, детали ошибок находятся в структуре </text:span><text:span text:style-name="T10">servicePayInfo</text:span></text:p>
          <text:p text:style-name="P102"><text:span text:style-name="T7"><text:tab/></text:span><text:span text:style-name="T7">2</text:span>2<text:span text:style-name="T7"> — запрос не обработан: </text:span><text:span text:style-name="T7">операционный день закрыт</text:span></text:p>
        </text:list-item>
        <text:list-item>
          <text:p text:style-name="P111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p text:style-name="P14"/>
      <text:p text:style-name="P14">Формат ответа имеет иерархическую структуру:</text:p>
      <text:list xml:id="list2128714859" text:continue-list="list1944945831" text:style-name="L10">
        <text:list-item>
          <text:p text:style-name="P101"><text:span text:style-name="T17">payInfo</text:span> <text:span text:style-name="T6">содержит от 1 до нескольких </text:span><text:span text:style-name="T17">servicePayInfo</text:span>, <text:span text:style-name="T6">содержащих информации о статусе оплаты услуги и идентификатор операции оплаты услуги.</text:span></text:p>
          <text:p text:style-name="P92"/>
        </text:list-item>
      </text:list>
      <text:h text:style-name="Heading_20_3" text:outline-level="3">Структура <text:s/><text:span text:style-name="T17">servicePayInfo</text:span></text:h>
      <text:list xml:id="list1478573871" text:style-name="L12">
        <text:list-item>
          <text:p text:style-name="P103"><text:span text:style-name="T18">serviceId</text:span> – <text:span text:style-name="T6">идентификатор услуги</text:span></text:p>
        </text:list-item>
        <text:list-item>
          <text:p text:style-name="P96"><text:span text:style-name="T18">document</text:span><text:span text:style-name="T3">Id </text:span><text:span text:style-name="T23">— идентификатор документа оплаты услуги</text:span></text:p>
        </text:list-item>
        <text:list-item>
          <text:p text:style-name="P84"><text:span text:style-name="T3">statusCode</text:span><text:span text:style-name="T15"> —</text:span><text:span text:style-name="T6"> код статуса ответа, возможные значения:</text:span></text:p>
          <text:p text:style-name="P93"><text:tab/>1 — ОК, запрос успешно обработан</text:p>
          <text:p text:style-name="P103"><text:tab/>11 — счёт не найден</text:p>
          <text:p text:style-name="P93"><text:tab/>16 — услуга не найдена</text:p>
          <text:p text:style-name="P93"><text:tab/>17 — неверная сумма оплаты</text:p>
        </text:list-item>
        <text:list-item>
          <text:p text:style-name="P112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p text:style-name="P14"/>
      <text:p text:style-name="P14"/>
      <text:h text:style-name="P116" text:outline-level="1">Возврат платежей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reversalPay&gt;</text:p>
      <text:p text:style-name="P36"><text:s text:c="8"/>&lt;requestId&gt;<text:span text:style-name="T15">requestId</text:span>&lt;/requestId&gt;</text:p>
      <text:p text:style-name="P37"><text:span text:style-name="T1"><text:s text:c="8"/>&lt;operationId&gt;</text:span><text:span text:style-name="T15">operationId</text:span><text:span text:style-name="T1">&lt;/operationId&gt;</text:span></text:p>
      <text:p text:style-name="P37"><text:span text:style-name="T1"><text:s text:c="8"/>&lt;totalPaySum&gt;</text:span><text:span text:style-name="T15">totalPaySum</text:span><text:span text:style-name="T1">&lt;/totalPaySum&gt;</text:span></text:p>
      <text:p text:style-name="P36"><text:s text:c="4"/>&lt;/reversalPay&gt;</text:p>
      <text:p text:style-name="P37"><text:s text:c="4"/><text:span text:style-name="T1">&lt;login&gt;</text:span>username<text:span text:style-name="T1">&lt;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list xml:id="list2102856463" text:continue-list="list1807502655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102"><text:span text:style-name="T9">operationId </text:span><text:span text:style-name="T14">— идентификатор операции оплаты задолженностей</text:span></text:p>
        </text:list-item>
        <text:list-item>
          <text:p text:style-name="P60"><text:span text:style-name="T18">totalPaySum</text:span><text:span text:style-name="T14"> — общая сумма</text:span><text:span text:style-name="T20"> </text:span><text:span text:style-name="T14">платежа</text:span></text:p>
          <text:p text:style-name="P49"/>
        </text:list-item>
      </text:list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reversalInfo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9"><text:s text:c="4"/>&lt;/reversalInfo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list xml:id="list1593882958" text:continue-numbering="true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83"><text:span text:style-name="T3">statusCode</text:span><text:span text:style-name="T15"> —</text:span><text:span text:style-name="T6"> код статуса ответа, возможные значения:</text:span></text:p>
          <text:p text:style-name="P91"><text:tab/>1 — ОК, запрос успешно обработан</text:p>
          <text:p text:style-name="P102"><text:span text:style-name="T6"><text:tab/></text:span>8 <text:span text:style-name="T6">—</text:span> <text:span text:style-name="T6">неверные аутентификационные данные</text:span></text:p>
          <text:p text:style-name="P91"><text:tab/>9 — неизвестный запрос</text:p>
          <text:p text:style-name="P91"><text:tab/>14 — внутренняя ошибка </text:p>
          <text:p text:style-name="P91"><text:tab/>15 — превышен таймаут</text:p>
          <text:p text:style-name="P102"><text:span text:style-name="T6"><text:tab/>1</text:span><text:span text:style-name="T7">7 — неверная сумма платежа</text:span></text:p>
          <text:p text:style-name="P102"><text:span text:style-name="T6"><text:tab/>1</text:span><text:span text:style-name="T7">9 — неверный номер операции</text:span></text:p>
          <text:p text:style-name="P102"><text:span text:style-name="T7"><text:tab/></text:span><text:span text:style-name="T7">20</text:span><text:span text:style-name="T7"> —</text:span> в<text:span text:style-name="T7">озврат платежа невозможен</text:span></text:p>
        </text:list-item>
        <text:list-item>
          <text:p text:style-name="P111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p text:style-name="P15"/>
      <text:p text:style-name="P15"/>
      <text:h text:style-name="P117" text:outline-level="1">Добавление комментария к реестру оплат о проведенном на его основе платеже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registryComment&gt;</text:p>
      <text:p text:style-name="P36"><text:s text:c="8"/>&lt;requestId&gt;<text:span text:style-name="T15">requestId</text:span>&lt;/requestId&gt;</text:p>
      <text:p text:style-name="P37"><text:span text:style-name="T1"><text:s text:c="8"/>&lt;registryId&gt;</text:span><text:span text:style-name="T15">registryId</text:span><text:span text:style-name="T1">&lt;/registryId&gt;</text:span></text:p>
      <text:p text:style-name="P37"><text:span text:style-name="T1"><text:s text:c="8"/>&lt;orderNumber&gt;</text:span><text:span text:style-name="T15">orderNumber</text:span><text:span text:style-name="T1">&lt;/orderNumber&gt;</text:span></text:p>
      <text:p text:style-name="P37"><text:span text:style-name="T1"><text:s text:c="8"/>&lt;orderDate&gt;</text:span><text:span text:style-name="T15">orderDate</text:span><text:span text:style-name="T1">&lt;/orderDate&gt;</text:span></text:p>
      <text:p text:style-name="P37"><text:span text:style-name="T1"><text:s text:c="8"/>&lt;orderComment&gt;</text:span><text:span text:style-name="T15">orderComment</text:span><text:span text:style-name="T1">&lt;/orderComment&gt;</text:span></text:p>
      <text:p text:style-name="P36"><text:s text:c="4"/>&lt;/registryComment&gt;</text:p>
      <text:p text:style-name="P37"><text:s text:c="4"/><text:span text:style-name="T1">&lt;login&gt;</text:span>username<text:span text:style-name="T1">&lt;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list xml:id="list375028838" text:continue-numbering="true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102"><text:span text:style-name="T18">registryId</text:span><text:span text:style-name="T9"> </text:span><text:span text:style-name="T14">— идентификатор реестра оплат</text:span></text:p>
        </text:list-item>
        <text:list-item>
          <text:p text:style-name="P60"><text:span text:style-name="T18">orderNumber</text:span><text:span text:style-name="T14"> — номер платежного поручения</text:span></text:p>
        </text:list-item>
        <text:list-item>
          <text:p text:style-name="P60"><text:span text:style-name="T18">orderDate</text:span><text:span text:style-name="T14"> — дата проведения платежа</text:span></text:p>
        </text:list-item>
        <text:list-item>
          <text:p text:style-name="P60"><text:span text:style-name="T18">orderComment</text:span><text:span text:style-name="T14"> — дополнительная информация о платеже</text:span></text:p>
          <text:p text:style-name="P49"/>
        </text:list-item>
      </text:list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<text:span text:style-name="T5">registryC</text:span>ommentInfo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9"><text:s text:c="4"/>&lt;/registryCommentInfo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list xml:id="list979346856" text:continue-numbering="true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83"><text:span text:style-name="T3">statusCode</text:span><text:span text:style-name="T15"> —</text:span><text:span text:style-name="T6"> код статуса ответа, возможные значения:</text:span></text:p>
          <text:p text:style-name="P91"><text:tab/>1 — ОК, запрос успешно обработан</text:p>
          <text:p text:style-name="P102"><text:span text:style-name="T6"><text:tab/></text:span>8 <text:span text:style-name="T6">—</text:span> <text:span text:style-name="T6">неверные аутентификационные данные</text:span></text:p>
          <text:p text:style-name="P91"><text:tab/>9 — неизвестный запрос</text:p>
          <text:p text:style-name="P91"><text:tab/>14 — внутренняя ошибка </text:p>
          <text:p text:style-name="P91"><text:tab/>15 — превышен таймаут</text:p>
          <text:p text:style-name="P102"><text:span text:style-name="T7"><text:tab/>21 —</text:span> <text:span text:style-name="T7">реестра оплат не найден</text:span></text:p>
        </text:list-item>
        <text:list-item>
          <text:p text:style-name="P111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h text:style-name="P117" text:outline-level="1">Получение списка реестров</text:h>
      <text:h text:style-name="Heading_20_2" text:outline-level="2">Формат сообщения запроса</text:h>
      <text:p text:style-name="Text_20_body"><text:bookmark-start text:name="__DdeLink__3234_2013387353"/>Запрос клиента имеет следующую структуру:</text:p>
      <text:p text:style-name="P36">&lt;request&gt;</text:p>
      <text:p text:style-name="P36"><text:s text:c="4"/>&lt;getRegistryList&gt;</text:p>
      <text:p text:style-name="P36"><text:s text:c="8"/>&lt;requestId&gt;<text:span text:style-name="T15">requestId</text:span>&lt;/requestId&gt;</text:p>
      <text:p text:style-name="P37"><text:span text:style-name="T1"><text:s text:c="8"/>&lt;periodBeginDate&gt;</text:span><text:span text:style-name="T15">periodBeginDate</text:span><text:span text:style-name="T1">&lt;/periodBeginDate&gt;</text:span></text:p>
      <text:p text:style-name="P37"><text:span text:style-name="T1"><text:s text:c="8"/>&lt;periodEndDate&gt;</text:span><text:span text:style-name="T15">periodEndDate</text:span><text:span text:style-name="T1">&lt;/periodEndDate&gt;</text:span></text:p>
      <text:p text:style-name="P37"><text:span text:style-name="T1"><text:s text:c="8"/>&lt;registryType&gt;</text:span><text:span text:style-name="T15">registryType</text:span><text:span text:style-name="T1">&lt;/registryType&gt;</text:span></text:p>
      <text:p text:style-name="P36"><text:s text:c="4"/>&lt;/getRegistryList&gt;</text:p>
      <text:p text:style-name="P37"><text:s text:c="4"/><text:span text:style-name="T1">&lt;login&gt;</text:span>username<text:span text:style-name="T1">&lt;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list xml:id="list1375590722" text:continue-numbering="true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102"><text:span text:style-name="T18">periodBeginDate</text:span><text:span text:style-name="T9"> </text:span><text:span text:style-name="T14">— дата начала периода, на который запрашивается список реестров</text:span></text:p>
        </text:list-item>
        <text:list-item>
          <text:p text:style-name="P60"><text:span text:style-name="T18">periodEndDate</text:span><text:span text:style-name="T14"> — дата окончания периода, на который запрашивается список реестров</text:span></text:p>
        </text:list-item>
        <text:list-item>
          <text:p text:style-name="P60"><text:span text:style-name="T18">registryType</text:span><text:span text:style-name="T14"> — тип запрашиваемых реестров, необязательный параметр:</text:span></text:p>
          <text:list>
            <text:list-item>
              <text:p text:style-name="P61">1 — включить в список только реестры наличных платежей</text:p>
            </text:list-item>
            <text:list-item>
              <text:p text:style-name="P61">2 — включить в список только реестры оплат банка<text:bookmark-end text:name="__DdeLink__3234_2013387353"/></text:p>
            </text:list-item>
          </text:list>
        </text:list-item>
      </text:list>
      <text:p text:style-name="P16"/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registryList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11"><text:s text:c="8"/>&lt;registryInfo&gt;</text:p>
      <text:p text:style-name="P8"><text:s text:c="4"/><text:span text:style-name="T1"><text:s text:c="4"/></text:span><text:s text:c="4"/><text:span text:style-name="T1">&lt;registryId&gt;</text:span>registryId<text:span text:style-name="T1">&lt;/registryId&gt;</text:span></text:p>
      <text:p text:style-name="P8"><text:s text:c="8"/><text:span text:style-name="T1"><text:s text:c="4"/>&lt;registryDate&gt;</text:span>registryDate<text:span text:style-name="T1">&lt;/registryDate&gt;</text:span></text:p>
      <text:p text:style-name="P8"><text:span text:style-name="T1"><text:s text:c="12"/>&lt;registryType&gt;</text:span>registryType<text:span text:style-name="T1">&lt;/registryType&gt;</text:span></text:p>
      <text:p text:style-name="P8"><text:span text:style-name="T1"><text:s text:c="12"/>&lt;recordsCount&gt;</text:span>recordsCount<text:span text:style-name="T1">&lt;/recordsCount&gt;</text:span></text:p>
      <text:p text:style-name="P11"><text:s text:c="12"/>&lt;totalSum&gt;<text:span text:style-name="T15">totalSum</text:span>&lt;/totalSum&gt;</text:p>
      <text:p text:style-name="P9"><text:s text:c="12"/>&lt;registryComment&gt;<text:span text:style-name="T15">registryComment</text:span>&lt;/registryComment&gt;</text:p>
      <text:p text:style-name="P9"><text:s text:c="8"/>&lt;/registryInfo&gt;</text:p>
      <text:p text:style-name="P9"><text:s text:c="4"/>&lt;/registryList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list xml:id="list833124533" text:continue-numbering="true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83"><text:span text:style-name="T3">statusCode</text:span><text:span text:style-name="T15"> —</text:span><text:span text:style-name="T6"> код статуса ответа, возможные значения:</text:span></text:p>
          <text:p text:style-name="P91"><text:tab/>1 — ОК, запрос успешно обработан</text:p>
          <text:p text:style-name="P102"><text:span text:style-name="T6"><text:tab/></text:span>8 <text:span text:style-name="T6">—</text:span> <text:span text:style-name="T6">неверные аутентификационные данные</text:span></text:p>
          <text:p text:style-name="P91"><text:soft-page-break/><text:tab/>9 — неизвестный запрос</text:p>
          <text:p text:style-name="P91"><text:tab/>14 — внутренняя ошибка </text:p>
          <text:p text:style-name="P91"><text:tab/>15 — превышен таймаут</text:p>
        </text:list-item>
        <text:list-item>
          <text:p text:style-name="P111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p text:style-name="P5"/>
      <text:p text:style-name="P14">Формат ответа имеет иерархическую структуру:</text:p>
      <text:list xml:id="list1986858759" text:style-name="L13">
        <text:list-item>
          <text:p text:style-name="P104"><text:span text:style-name="T17">registryList</text:span><text:span text:style-name="T22"> </text:span><text:span text:style-name="T6">содержит от </text:span><text:span text:style-name="T22">0</text:span><text:span text:style-name="T6"> до нескольких </text:span><text:span text:style-name="T17">registryInfo</text:span><text:span text:style-name="T22">, с</text:span><text:span text:style-name="T6">одержащих информацию о </text:span><text:span text:style-name="T6">реестрах.</text:span></text:p>
        </text:list-item>
      </text:list>
      <text:h text:style-name="Heading_20_3" text:outline-level="3">Структура <text:span text:style-name="T21">registryInfo</text:span></text:h>
      <text:list xml:id="list307779213" text:style-name="L14">
        <text:list-item>
          <text:p text:style-name="P62"><text:span text:style-name="T18">registryId –</text:span><text:span text:style-name="T20"> </text:span><text:span text:style-name="T14">идентификатор реестра</text:span></text:p>
        </text:list-item>
        <text:list-item>
          <text:p text:style-name="P62"><text:span text:style-name="T18">registryDate –</text:span><text:span text:style-name="T20"> </text:span><text:span text:style-name="T14">дата создания реестра</text:span></text:p>
        </text:list-item>
        <text:list-item>
          <text:p text:style-name="P105"><text:span text:style-name="T18">registryType</text:span><text:span text:style-name="T22"> —</text:span><text:span text:style-name="T6"> наименование типа реестра</text:span></text:p>
        </text:list-item>
        <text:list-item>
          <text:p text:style-name="P105"><text:span text:style-name="T18">recordsCount</text:span> —<text:span text:style-name="T6"> количество платежей в реестре</text:span></text:p>
        </text:list-item>
        <text:list-item>
          <text:p text:style-name="P62"><text:span text:style-name="T18">totalSum</text:span><text:span text:style-name="T22"> —</text:span><text:span text:style-name="T6"> сумма платежей в реестре</text:span></text:p>
        </text:list-item>
        <text:list-item>
          <text:p text:style-name="P105"><text:span text:style-name="T18">registryComment</text:span><text:span text:style-name="T22"> —</text:span><text:span text:style-name="T6"> комментарий к реестру</text:span></text:p>
          <text:p text:style-name="P98"/>
        </text:list-item>
      </text:list>
      <text:h text:style-name="P117" text:outline-level="1">Получение списка услуг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getServiceList&gt;</text:p>
      <text:p text:style-name="P36"><text:s text:c="8"/>&lt;requestId&gt;<text:span text:style-name="T15">requestId</text:span>&lt;/requestId&gt;</text:p>
      <text:p text:style-name="P36"><text:s text:c="4"/>&lt;/getServiceList&gt;</text:p>
      <text:p text:style-name="P37"><text:s text:c="4"/><text:span text:style-name="T1">&lt;login&gt;</text:span>username<text:span text:style-name="T1">&lt;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list xml:id="list1812515002" text:continue-list="list833124533" text:style-name="L3">
        <text:list-item>
          <text:p text:style-name="P44"><text:span text:style-name="T18">requestId</text:span><text:span text:style-name="T22"> —</text:span><text:span text:style-name="T6"> уникальный идентификатор запроса</text:span></text:p>
        </text:list-item>
      </text:list>
      <text:p text:style-name="P16"/>
      <text:h text:style-name="Heading_20_2" text:outline-level="2">Формат сообщения ответа</text:h>
      <text:p text:style-name="Text_20_body"><text:bookmark-start text:name="__DdeLink__3258_2013387353"/>Ответ сервера имеет следующую структуру:</text:p>
      <text:p text:style-name="P9">&lt;response&gt;</text:p>
      <text:p text:style-name="P9"><text:s text:c="4"/>&lt;serviceList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11"><text:s text:c="8"/>&lt;serviceInfo&gt;</text:p>
      <text:p text:style-name="P8"><text:s text:c="8"/><text:span text:style-name="T1"><text:s text:c="4"/>&lt;serviceId&gt;</text:span>serviceId<text:span text:style-name="T1">&lt;/serviceId&gt;</text:span></text:p>
      <text:p text:style-name="P8"><text:s text:c="12"/><text:span text:style-name="T1">&lt;serviceName&gt;</text:span>serviceName<text:span text:style-name="T1">&lt;/serviceName&gt;</text:span></text:p>
      <text:p text:style-name="P9"><text:s text:c="12"/>&lt;serviceProvider&gt;<text:span text:style-name="T15">serviceProvider</text:span>&lt;/serviceProvider&gt;</text:p>
      <text:p text:style-name="P9"><text:s text:c="8"/>&lt;/serviceInfo&gt;</text:p>
      <text:p text:style-name="P9"><text:s text:c="4"/>&lt;/serviceInfo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list xml:id="list656795529" text:continue-numbering="true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83"><text:span text:style-name="T3">statusCode</text:span><text:span text:style-name="T15"> —</text:span><text:span text:style-name="T6"> код статуса ответа, возможные значения:</text:span></text:p>
          <text:p text:style-name="P91"><text:tab/>1 — ОК, запрос успешно обработан</text:p>
          <text:p text:style-name="P102"><text:span text:style-name="T6"><text:tab/></text:span>8 <text:span text:style-name="T6">—</text:span> <text:span text:style-name="T6">неверные аутентификационные данные</text:span></text:p>
          <text:p text:style-name="P91"><text:tab/>9 — неизвестный запрос</text:p>
          <text:p text:style-name="P91"><text:tab/>14 — внутренняя ошибка </text:p>
          <text:p text:style-name="P91"><text:tab/>15 — превышен таймаут</text:p>
        </text:list-item>
        <text:list-item>
          <text:p text:style-name="P111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p text:style-name="P5"/>
      <text:p text:style-name="P14">Формат ответа имеет иерархическую структуру:</text:p>
      <text:list xml:id="list1746285385" text:style-name="L15">
        <text:list-item>
          <text:p text:style-name="P106"><text:span text:style-name="T17">serviceList</text:span><text:span text:style-name="T22"> </text:span><text:span text:style-name="T6">содержит от </text:span><text:span text:style-name="T22">0</text:span><text:span text:style-name="T6"> до нескольких </text:span><text:span text:style-name="T17">serviceInfo</text:span><text:span text:style-name="T22">, с</text:span><text:span text:style-name="T6">одержащих информацию о реестрах</text:span><text:bookmark-end text:name="__DdeLink__3258_2013387353"/><text:span text:style-name="T6">.</text:span></text:p>
        </text:list-item>
      </text:list>
      <text:h text:style-name="Heading_20_3" text:outline-level="3">Структура <text:span text:style-name="T21">serviceInfo</text:span></text:h>
      <text:list xml:id="list88883725" text:style-name="L16">
        <text:list-item>
          <text:p text:style-name="P63"><text:bookmark-start text:name="__DdeLink__3269_2013387353"/><text:span text:style-name="T18">serviceId –</text:span><text:span text:style-name="T20"> </text:span><text:span text:style-name="T14">идентификатор услуги</text:span></text:p>
        </text:list-item>
        <text:list-item>
          <text:p text:style-name="P63"><text:soft-page-break/><text:span text:style-name="T18">serviceName –</text:span><text:span text:style-name="T20"> </text:span><text:span text:style-name="T14">наименование услуги</text:span><text:bookmark-end text:name="__DdeLink__3269_2013387353"/></text:p>
        </text:list-item>
        <text:list-item>
          <text:p text:style-name="P107"><text:span text:style-name="T18">serviceProvider</text:span><text:span text:style-name="T22"> —</text:span><text:span text:style-name="T6"> наименование поставщика услуги</text:span></text:p>
        </text:list-item>
      </text:list>
      <text:p text:style-name="P14"/>
      <text:p text:style-name="P15"/>
      <text:h text:style-name="P116" text:outline-level="1">Получение мастер-индекса адреса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getAddressMasterIndex&gt;</text:p>
      <text:p text:style-name="P36"><text:s text:c="8"/>&lt;requestId&gt;<text:span text:style-name="T15">requestId</text:span>&lt;/requestId&gt;</text:p>
      <text:p text:style-name="P37"><text:span text:style-name="T1"><text:s text:c="8"/></text:span><text:bookmark-start text:name="__DdeLink__3236_2013387353"/><text:span text:style-name="T1">&lt;parentMasterIndex&gt;</text:span><text:span text:style-name="T15">parentMasterIndex</text:span><text:span text:style-name="T1">&lt;/parentMasterIndex&gt;</text:span><text:bookmark-end text:name="__DdeLink__3236_2013387353"/></text:p>
      <text:p text:style-name="P37"><text:span text:style-name="T1"><text:s text:c="8"/>&lt;parentAddressInfoType&gt;</text:span><text:span text:style-name="T15">parentAddressInfoType</text:span><text:span text:style-name="T1">&lt;/parentAddressInfoType&gt;</text:span></text:p>
      <text:p text:style-name="P37"><text:span text:style-name="T1"><text:s text:c="8"/>&lt;searchingData&gt;</text:span><text:span text:style-name="T15">searchingData</text:span><text:span text:style-name="T1">&lt;/searchingData&gt;</text:span></text:p>
      <text:p text:style-name="P36"><text:s text:c="4"/>&lt;/getRegistryList&gt;</text:p>
      <text:p text:style-name="P37"><text:s text:c="4"/><text:span text:style-name="T1">&lt;login&gt;</text:span>username<text:span text:style-name="T1">&lt;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list xml:id="list1036816577" text:continue-list="list656795529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102"><text:span text:style-name="T18">parentMasterIndex</text:span><text:span text:style-name="T9"> </text:span><text:span text:style-name="T14">— мастер-индекс родительского фильтра. Например, для улицы — город. Для поиска страны не указывается мастер-индекс, так как это верхний уровень. Если для поиска региона, города не указать мастер-индекс, то это дефолтное значение из приложения, указываемое в настройках </text:span></text:p>
        </text:list-item>
        <text:list-item>
          <text:p text:style-name="P60"><text:span text:style-name="T18">searchingData</text:span><text:span text:style-name="T14"> — подстрока поиска. Для поиска страны, <text:s/>региона, улицы требуется не менее 3-х символов</text:span></text:p>
        </text:list-item>
        <text:list-item>
          <text:p text:style-name="P60"><text:span text:style-name="T18">parentAddressInfoType</text:span><text:span text:style-name="T14"> — тип родительского фильтра:</text:span></text:p>
          <text:list>
            <text:list-item>
              <text:p text:style-name="P61">0 — поиск страны</text:p>
            </text:list-item>
            <text:list-item>
              <text:p text:style-name="P61">1 — поиск региона</text:p>
            </text:list-item>
            <text:list-item>
              <text:p text:style-name="P61">2 — поиск города</text:p>
            </text:list-item>
            <text:list-item>
              <text:p text:style-name="P61">3 — поиск улицы</text:p>
            </text:list-item>
            <text:list-item>
              <text:p text:style-name="P61">4 — поиск дома</text:p>
            </text:list-item>
            <text:list-item>
              <text:p text:style-name="P61">5 — поиск квартиры</text:p>
            </text:list-item>
          </text:list>
        </text:list-item>
      </text:list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addressMasterIndex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11"><text:s text:c="8"/>&lt;addressInfo&gt;</text:p>
      <text:p text:style-name="P8"><text:s text:c="8"/><text:span text:style-name="T1"><text:s text:c="4"/>&lt;addressInfoType&gt;</text:span>addressInfoType<text:span text:style-name="T1">&lt;/addressInfoType&gt;</text:span></text:p>
      <text:p text:style-name="P8"><text:span text:style-name="T1"><text:s text:c="13"/>&lt;item&gt;</text:span></text:p>
      <text:p text:style-name="P8"><text:s text:c="8"/><text:span text:style-name="T1"><text:s text:c="8"/></text:span><text:bookmark-start text:name="__DdeLink__3261_2013387353"/><text:span text:style-name="T1">&lt;masterIndex&gt;</text:span>masterIndex<text:span text:style-name="T1">&lt;/masterIndex&gt;</text:span><text:bookmark-end text:name="__DdeLink__3261_2013387353"/></text:p>
      <text:p text:style-name="P8"><text:span text:style-name="T1"><text:s text:c="16"/>&lt;data&gt;</text:span>data<text:span text:style-name="T1">&lt;/data&gt;</text:span></text:p>
      <text:p text:style-name="P9"><text:span text:style-name="T1"><text:s text:c="13"/>&lt;/item&gt;</text:span></text:p>
      <text:p text:style-name="P9"><text:s text:c="8"/>&lt;/addressInfo&gt;</text:p>
      <text:p text:style-name="P9"><text:s text:c="4"/>&lt;/addressMasterIndex&gt;</text:p>
      <text:p text:style-name="P9"><text:s text:c="4"/>&lt;signature&gt;<text:span text:style-name="T15">responseSignature</text:span>&lt;/signature&gt;</text:p>
      <text:p text:style-name="P9">&lt;/response&gt;</text:p>
      <text:p text:style-name="P13"><text:soft-page-break/></text:p>
      <text:p text:style-name="P4">Параметры ответа:</text:p>
      <text:list xml:id="list151626971" text:continue-numbering="true" text:style-name="L3">
        <text:list-item>
          <text:p text:style-name="P45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83"><text:span text:style-name="T3">statusCode</text:span><text:span text:style-name="T15"> —</text:span><text:span text:style-name="T6"> код статуса ответа, возможные значения:</text:span></text:p>
          <text:p text:style-name="P91"><text:tab/>1 — ОК, запрос успешно обработан</text:p>
          <text:p text:style-name="P102"><text:span text:style-name="T6"><text:tab/></text:span>8 <text:span text:style-name="T6">—</text:span> <text:span text:style-name="T6">неверные аутентификационные данные</text:span></text:p>
          <text:p text:style-name="P91"><text:tab/>9 — неизвестный запрос</text:p>
          <text:p text:style-name="P91"><text:tab/>14 — внутренняя ошибка </text:p>
          <text:p text:style-name="P91"><text:tab/>15 — превышен таймаут</text:p>
          <text:list>
            <text:list-item>
              <text:list>
                <text:list-header>
                  <text:p text:style-name="P91">22 — неправильно указаны данные для поиска мастер индекса</text:p>
                  <text:p text:style-name="P91">23 — родительский элемент не найден</text:p>
                </text:list-header>
              </text:list>
            </text:list-item>
          </text:list>
        </text:list-item>
        <text:list-item>
          <text:p text:style-name="P111"><text:bookmark-start text:name="__DdeLink__3265_2013387353"/><text:span text:style-name="T9">statusMessage</text:span><text:bookmark-end text:name="__DdeLink__3265_2013387353"/><text:span text:style-name="T9"> — </text:span><text:span text:style-name="T14">текстовое сообщение о статусе ответа, соответствующее </text:span><text:span text:style-name="T9">statusCode</text:span></text:p>
        </text:list-item>
        <text:list-item>
          <text:p text:style-name="P111"><text:span text:style-name="T9">addressInfoType — </text:span><text:span text:style-name="T14">тип найденной информации:</text:span></text:p>
          <text:list>
            <text:list-item>
              <text:p text:style-name="P61">1 — регионы</text:p>
            </text:list-item>
            <text:list-item>
              <text:p text:style-name="P61">2 — города</text:p>
            </text:list-item>
            <text:list-item>
              <text:p text:style-name="P61">3 — улицы</text:p>
            </text:list-item>
            <text:list-item>
              <text:p text:style-name="P61">4 — дома</text:p>
            </text:list-item>
            <text:list-item>
              <text:p text:style-name="P61">5 — квартиры</text:p>
            </text:list-item>
          </text:list>
          <text:p text:style-name="P111"><text:span text:style-name="T14"/></text:p>
        </text:list-item>
      </text:list>
      <text:p text:style-name="P5"/>
      <text:p text:style-name="P14">Формат ответа имеет иерархическую структуру:</text:p>
      <text:list xml:id="list803432720" text:style-name="L17">
        <text:list-item>
          <text:p text:style-name="P108"><text:span text:style-name="T17">addressInfo</text:span><text:span text:style-name="T22"> </text:span><text:span text:style-name="T6">содержит от </text:span><text:span text:style-name="T22">0</text:span><text:span text:style-name="T6"> до нескольких </text:span><text:span text:style-name="T17">item</text:span><text:span text:style-name="T22">, </text:span><text:span text:style-name="T6">содержащих информацию об адресе</text:span></text:p>
        </text:list-item>
      </text:list>
      <text:h text:style-name="Heading_20_3" text:outline-level="3"><text:span text:style-name="T8">Структура</text:span><text:span text:style-name="T6"> </text:span><text:span text:style-name="T21">item</text:span></text:h>
      <text:list xml:id="list1635185748" text:continue-list="list88883725" text:style-name="L16">
        <text:list-item>
          <text:p text:style-name="P63"><text:span text:style-name="T18">masterIndex –</text:span><text:span text:style-name="T20"> </text:span><text:span text:style-name="T14">мастер-индекс адреса</text:span></text:p>
        </text:list-item>
        <text:list-item>
          <text:p text:style-name="P63"><text:span text:style-name="T18">data –</text:span><text:span text:style-name="T20"> </text:span><text:span text:style-name="T14">найденное значение. Например, ПРОСП КОСИОРА</text:span></text:p>
          <text:p text:style-name="P63"><text:span text:style-name="T1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Standard">
      <style:paragraph-properties fo:margin-top="0.071cm" fo:margin-bottom="0.071cm" style:contextual-spacing="false" fo:line-height="100%" fo:keep-together="always" fo:orphans="2" fo:widows="2"/>
      <style:text-properties style:font-name="Verdana" fo:font-size="8pt" style:font-size-asian="8pt"/>
    </style:style>
    <style:style style:name="Header_20_Table_20_Caption" style:display-name="Header Table Caption" style:family="paragraph" style:parent-style-name="Table_20_Text">
      <style:paragraph-properties fo:text-align="center" style:justify-single-word="false"/>
      <style:text-properties fo:font-size="9pt" fo:font-weight="bold" style:font-size-asian="9pt" style:font-weight-asian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Семёнов</meta:initial-creator>
    <meta:creation-date>2010-02-27T15:18:43</meta:creation-date>
    <dc:date>2012-11-08T20:36:55</dc:date>
    <meta:editing-duration>P26DT1H14M57S</meta:editing-duration>
    <meta:editing-cycles>49</meta:editing-cycles>
    <meta:generator>LibreOffice/3.5$Linux_x86 LibreOffice_project/350m1$Build-403</meta:generator>
    <dc:subject>Протокол запросов к модулю оплат</dc:subject>
    <dc:title>FlexPay</dc:title>
    <meta:document-statistic meta:table-count="1" meta:image-count="0" meta:object-count="0" meta:page-count="23" meta:paragraph-count="728" meta:word-count="3471" meta:character-count="31598" meta:non-whitespace-character-count="26969"/>
    <meta:user-defined meta:name="Версия">1.9</meta:user-defined>
  </office:meta>
</office:document-meta>
</file>